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6.673cm"/>
        </style:tab-stops>
      </style:paragraph-properties>
    </style:style>
    <style:style style:name="P4" style:family="paragraph" style:parent-style-name="Normal">
      <style:paragraph-properties fo:break-before="page">
        <style:tab-stops>
          <style:tab-stop style:position="6.727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1048a3"/>
    </style:style>
    <style:style style:name="P9" style:family="paragraph" style:parent-style-name="Normal">
      <style:paragraph-properties fo:break-before="page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1079ee"/>
    </style:style>
    <style:style style:name="P11" style:family="paragraph" style:parent-style-name="Normal">
      <style:paragraph-properties fo:margin-left="0cm" fo:margin-right="0cm" fo:text-indent="0cm" style:auto-text-indent="false" fo:break-before="page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1168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79ee" style:font-style-asian="italic" style:font-style-complex="italic"/>
    </style:style>
    <style:style style:name="T4" style:family="text">
      <style:text-properties fo:language="el" fo:country="GR" style:language-asian="el" style:country-asian="GR" style:language-complex="el" style:country-complex="GR"/>
    </style:style>
    <style:style style:name="T5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6" style:family="text">
      <style:text-properties style:language-asian="el" style:country-asian="GR" style:language-complex="el" style:country-complex="GR"/>
    </style:style>
    <style:style style:name="T7" style:family="text">
      <style:text-properties fo:language="it" fo:country="IT" style:language-asian="el" style:country-asian="GR" style:language-complex="el" style:country-complex="GR"/>
    </style:style>
    <style:style style:name="T8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9" style:family="text">
      <style:text-properties fo:language="fr" fo:country="FR" style:language-asian="el" style:country-asian="GR" style:language-complex="el" style:country-complex="GR"/>
    </style:style>
    <style:style style:name="T10" style:family="text">
      <style:text-properties officeooo:rsid="001048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bookmark0"/><text:span text:style-name="Default_20_Paragraph_20_Font">GALENI DE CVRANDI RATIONE<text:line-break/>PER VENAE SECTIONEM.</text:span><text:bookmark-end text:name="bookmark0"/></text:h>
      <text:h text:style-name="Heading_20_2" text:outline-level="2">Cap. I. </text:h>
      <text:p text:style-name="P8">Qui de venae sectione speculantur unum<text:line-break/>sibi primumque proponunt, nempe ut quae corporis affe-<text:line-break/>ctiones evacuatione indigeant, considerent: ac deinde alte-<text:line-break/>rum quaenam ea, quae sanguinis fit detractione; nam multi<text:line-break/>sunt affectus, qui alia quapiam evacuatione quidem indi-<text:line-break/>geant, sed non sanguinis missione, Tertio post haec ut diju-<text:line-break/>dicent, qui innoxie hanc ferre evacuationem possint: quippe<text:line-break/>quum saepe fiat, ut affectio venae sectionem desideret, cae-<text:line-break/>terum laborans eam ferrenequeat five propter aetatem, sive</text:p>
      <text:p text:style-name="P2">propter anni tempus, sive pr<text:span text:style-name="Default_20_Paragraph_20_Font"><text:span text:style-name="T2">o</text:span></text:span>pter regionis naturam, sive ob<text:line-break/>os ventriculi .vitiatum, quod persaepe. per abusum stoma-<text:line-break/>chum appellitant; ac nos rane etiam compendii nimirum<text:line-break/>causa hac. appellati<text:span text:style-name="Default_20_Paragraph_20_Font"><text:span text:style-name="T2">o</text:span></text:span>ne toto hoc utemur libro. Sest et sunt<text:line-break/>qui tametsi vel maxime quod ad morbum pertineat sectione<text:line-break/>venae indigeant, obtotius tamen corporis habitum ferre ne-<text:line-break/>queant. Quae si quis etiam definire aggrediatur, particularis<text:line-break/>excipiet contemplatio, sicuti in alio quovis auxilio. Mox<text:line-break/>autem de venis -quae veniunt secandae: nam de istis quaesi-<text:line-break/>tum est multum nihilne referat quam quis secare venam vo-<text:line-break/>let.omnes enim omnibus aeque affectibus prodesse: an sicut<text:line-break/>Hippocrati ac prope medicorum clarissim<text:span text:style-name="Default_20_Paragraph_20_Font"><text:span text:style-name="T2">o</text:span></text:span> cuique risum est,<text:line-break/>multum intersit hanc an illam incideris, Porro hac quoque<text:line-break/>speculatione abscluta succedit de scopis sive intentionibus<text:line-break/>oratio, quibus videlicet quis animum attendens vastationis<text:line-break/>mensuram conjectura queat assequi.. Ad haec omnia, in qui-<text:line-break/>bus semel auferre praestet, in quibus vero repetitam facere<text:line-break/>ablationem, quam <text:span text:style-name="Default_20_Paragraph_20_Font"><text:span text:style-name="T4">ἐπαφαἱρεσιν</text:span></text:span><text:span text:style-name="Default_20_Paragraph_20_Font"><text:span text:style-name="T6"> </text:span></text:span>nominant, expediat. Tum in</text:p>
      <text:p text:style-name="P2">quibusinanire ad animi conveniat deliquium, in. quibus au-<text:line-break/>tensid tanquam luminum malum vitandum. Haec igitur pro-<text:line-break/>fpiciat .necesse est qui probe hoc uti remedio volet.</text:p>
      <text:h text:style-name="Heading_20_2" text:outline-level="2">Cap. ll. </text:h>
      <text:p text:style-name="P8">Sane de omnibus istis in medendi methodo<text:line-break/>tractavimus, fient et seorsum adversus Erasistratum ; quod<text:line-break/>perperam ab hoc abstinuit remedio. Deinde. alium etiam 11-<text:line-break/>brum conscripsimus ad eos Erafistrateos, qui usum esse hoc<text:line-break/>auxilio vicum asserunt. Itaque odio sa<text:span text:style-name="Default_20_Paragraph_20_Font"><text:span text:style-name="T2">n</text:span></text:span>e dignissima est sce-<text:line-break/>festorum lophiftarum tum versutia, qui quum mentiri se<text:line-break/>sciant, astu tamen contraria prae novarum rerum studio ad-<text:line-break/>struant: tum sapientiae vanae aucupium, qui.rerum ntilissi-<text:line-break/>marum ignari, contraria tamen verbis asseverant. Horum<text:line-break/>alterum Chryfippo Cnidio accidit, qur venae incisionem ex<text:line-break/>omni medicinalium praesidi<text:span text:style-name="Default_20_Paragraph_20_Font"><text:span text:style-name="T2">o</text:span></text:span>rum numero . tollendam censuit.<text:line-break/>Secuti hunc sunt sui discipuli et ipsi apud Graecos clari,<text:line-break/>Medius et Aristogenes. His etiam magis. Erafistratus, ad sum-</text:p>
      <text:p text:style-name="P2">mos evectus honores, Chryfippi servarit sententiam. Post<text:line-break/>quem ipsius discipuli principio quidem praeceptoris decreto<text:line-break/>insistebant, sed temporis successu eorum ex numero quidam<text:line-break/>ah iis defecerunt, pudore affecti impudentissimo. Nam quid<text:line-break/>aliud in illos dicam, qui asserere sustinent phlebotomiae au-.<text:line-break/>xilium recipere Erasistratum , tametsi nusquam in commen-<text:line-break/>tariis ullo in morbo hoc consulere conspicatur ? Immo con-<text:line-break/>sentaneum est, inquiunt, qui inediam tanquam evacuatorium<text:line-break/>auxilium adhibeat, mullo magis phlebotomiam admittere.<text:line-break/>At qui haec afferunt, omnes .ad. ea t<text:span text:style-name="Default_20_Paragraph_20_Font"><text:span text:style-name="T2">o</text:span></text:span>ndendam esse venam<text:line-break/>ajunt, ad quae Erafistratus cibo abstinendum praecepit. Cum<text:line-break/>ergo ille in opere de febribus scribat, adhibendam morbo--.<text:line-break/>nun principiis inediam, loquitur utique omnibus detrahen-<text:line-break/>dum esse sanguinem, id quidem sane isti etiam arbitrantur<text:line-break/>illo utique in tempore. Uerum maximum id malum fuerit, .si<text:line-break/>ita faciendum adolescentibus artem discentibus persuadeatur t<text:line-break/>multoque etiam perniciosius, si non alia quoque, quae discer- ;<text:line-break/>nere convenit, respiciant. . Quocirca alio libro .ea exponere</text:p>
      <text:p text:style-name="P3">necesse habui, quo videlicet adolescentibus commonstrarent<text:line-break/>et Erafistratum venae sectione haudquaquam u<text:span text:style-name="Default_20_Paragraph_20_Font"><text:span text:style-name="T2">t</text:span></text:span>ero, id enim<text:line-break/>praestat eos eredere quam omnibus uno ordine venam inci-<text:line-break/>der<text:span text:style-name="Default_20_Paragraph_20_Font"><text:span text:style-name="T2">o</text:span></text:span>, quibus ille ciborum usu interdicit, et maximum labo-<text:line-break/>rantibus inde provenire commodum,. fi quis recte utatur.<text:line-break/>Itaque aliud mihi denuo mea quidem sententia de phlebo-<text:line-break/>tonna scribendum non fuit, quum nimirum remedii hujus<text:line-break/>usus quidem in medendi fit methodo expositus, fimulque in<text:line-break/>opere de tuenda valetudine : in duobus autem libellis , quo-<text:line-break/>rum alter ad aprum Erafistratum inscribitur, alter ad Ro-<text:line-break/>mae degentes Erasistrateos, pravas illius opiniones iudica-<text:line-break/>ri<text:span text:style-name="Default_20_Paragraph_20_Font"><text:span text:style-name="T2">t</text:span></text:span>u. Quum tamen precibus me suis obtundere non cessarent<text:line-break/>complures amicorum; quos piget, ut mihi videtur, curandi^<text:line-break/>librum perlegere, coactus tandem fum ad haec scribenda de-<text:line-break/>scendere, ne scilicet invidere illis videar-: <text:span text:style-name="Default_20_Paragraph_20_Font"><text:span text:style-name="T2">i</text:span></text:span> mox veto ferio<text:line-break/>convenienti omnia, quae de hoc auxilio proferri possint enar-<text:line-break/>rare. Atque adeo. jam- tempus est orationem -ordiris<text:tab/><text:span text:style-name="Default_20_Paragraph_20_Font"><text:span text:style-name="T2">- r</text:span></text:span>mn.</text:p>
      <text:h text:style-name="P7" text:outline-level="2">Cap. HI. </text:h>
      <text:p text:style-name="P8">Affectionis vocabulum, velut alibi diximus,<text:line-break/>ab afficiendo dictum, aeque atque illud de multis effertur re<text:span text:style-name="Default_20_Paragraph_20_Font"><text:span text:style-name="T2">ti<text:line-break/></text:span></text:span>bus. Sed nunc recessus lu statum praetor naturam, qualea-<text:line-break/>cuique ii fuerint, affectiones sive affectus toto hoc libro no--<text:line-break/>minabimus. Quaeremus autem omnium primum, quot qua-<text:line-break/>susque eae sint vacuationem pu<text:span text:style-name="Default_20_Paragraph_20_Font"><text:span text:style-name="T2">t</text:span></text:span>rentes, deinde quaenam ex iis<text:line-break/>venam incidi postulent. Quoniam autem omnia, quae in,<text:line-break/>quaestionem veniunt, duo inventionis organa <text:span text:style-name="Default_20_Paragraph_20_Font"><text:span text:style-name="T2">o</text:span></text:span>btinent nempe<text:line-break/>rationem et experientiam.:<text:span text:style-name="Default_20_Paragraph_20_Font"><text:span text:style-name="T2">A</text:span></text:span>dque cum in artibus omnibus,<text:line-break/>tum per omnem prope vitam, necesse esse arbitror et nunc<text:line-break/>quoque. me aut ratione stola aut stola experientia aut punctis<text:line-break/>ambobus quae . proposita suntscrutari. Porr<text:span text:style-name="Default_20_Paragraph_20_Font"><text:span text:style-name="T2">o</text:span></text:span> quoniam ratio<text:line-break/>ipsa partim ex communibus tantum notionibus progrediens<text:line-break/>invenit et demonstrat, partim ver<text:span text:style-name="Default_20_Paragraph_20_Font"><text:span text:style-name="T2">o</text:span></text:span> etiam quae ex illisi n-.<text:line-break/>venta sunt ad dem<text:span text:style-name="Default_20_Paragraph_20_Font"><text:span text:style-name="T2">o</text:span></text:span>nstrationem adhibet, utraque ratione<text:line-break/><text:span text:style-name="Default_20_Paragraph_20_Font"><text:span text:style-name="T2">o</text:span></text:span>mnes uti artes demonstravimus : ac n<text:span text:style-name="Default_20_Paragraph_20_Font"><text:span text:style-name="T2">o</text:span></text:span>s qu<text:span text:style-name="Default_20_Paragraph_20_Font"><text:span text:style-name="T2">o</text:span></text:span>que in praestem.<text:line-break/>tia utra earum utilis reperietur, eam rebus- nostris eccum—<text:line-break/>modabimus. Sane.priori: ratione omnes per tusam, vitam h<text:span text:style-name="Default_20_Paragraph_20_Font"><text:span text:style-name="T2">o-</text:span></text:span></text:p>
      <text:p text:style-name="P2">miues uti assolent, altera vero non omnes, nam proprie ad<text:line-break/>artifices attinet. Etenim geometra primum artis sua theore-<text:line-break/>ma per solam priorem rationem demonstrat; deinde in . sed<text:line-break/>eund<text:span text:style-name="Default_20_Paragraph_20_Font"><text:span text:style-name="T2">o</text:span></text:span> nun sola ea utitur, sed ad ejus demonstrationem quod<text:line-break/>ex prima probatum est- una adhibet. Quantum vero dein-<text:line-break/>ceps a primo recedit the<text:span text:style-name="Default_20_Paragraph_20_Font"><text:span text:style-name="T2">o</text:span></text:span>remate, ta<text:span text:style-name="Default_20_Paragraph_20_Font"><text:span text:style-name="T2">n</text:span></text:span>tum etiam a prima ra-<text:line-break/>tione abscedit. Denique vero et paucissimis utitur, per ea<text:line-break/>quae dem<text:span text:style-name="Default_20_Paragraph_20_Font"><text:span text:style-name="T2">o</text:span></text:span>nstrata. sunt alia demonstrans et per illa rursum;:<text:line-break/>alia et iterum per illa alia, ut tandem demonstrati<text:span text:style-name="Default_20_Paragraph_20_Font"><text:span text:style-name="T2">o</text:span></text:span> ad ea,<text:line-break/>quae plebi lucrediblla sunt, procedat, nempe ad solis, lunae<text:line-break/>et terrae non s<text:span text:style-name="Default_20_Paragraph_20_Font"><text:span text:style-name="T2">o</text:span></text:span>lum . magnitudinum , fed et distantiarum.<text:line-break/>cognitionem.. Ex quibus tandem inventis horologia con-<text:line-break/>struunt et clepsydras, qui hac videlicet via incedunt lunae-<text:line-break/>que amictis deliquia praedicunt. . Sic igitur et n<text:span text:style-name="Default_20_Paragraph_20_Font"><text:span text:style-name="T2">o</text:span></text:span>stra artisi--<text:line-break/>cialis ratio inultis Aletur, .quae in aliis operibus .sunt demos-.<text:line-break/>strata, puta, quod complures . fiunt facultates .quae animalis<text:line-break/>gubernant, quantum. -aliasnaturales, alias. animales appella-:</text:p>
      <text:p text:style-name="P2">mus. Generationis autem principia in rebus omnibus pro<text:line-break/>mate<text:span text:style-name="Default_20_Paragraph_20_Font"><text:span text:style-name="T2">r</text:span></text:span>ia quatuor habent elementa, quae per sisse mutuo t<text:span text:style-name="Default_20_Paragraph_20_Font"><text:span text:style-name="T2">o</text:span></text:span>ta<text:line-break/>misceri inque invicem agere sunt nata. Quapropter nulla<text:line-break/>h<text:span text:style-name="Default_20_Paragraph_20_Font"><text:span text:style-name="T2">o</text:span></text:span>c libro Asclepiadis fiet mentio, ut cujus elementa salsa<text:line-break/>ostendimus et in decimotertio de Demonstratione commen-<text:line-break/>tario et in opere de Asclepiadis placitis, in quo. quintus et<text:line-break/>sextus elementorum ejus consutationem contine<text:span text:style-name="Default_20_Paragraph_20_Font"><text:span text:style-name="T2">n</text:span></text:span>t. Demon-<text:line-break/>stratum est etiam et in commentario de Elementis ex Hip-<text:line-break/>pocratis sententia conscript<text:span text:style-name="Default_20_Paragraph_20_Font"><text:span text:style-name="T2">o, </text:span></text:span>de qualitatibus effectricibus;<text:line-break/>quarum nomina sunt, caliditas, frigiditas, humiditas et sics<text:line-break/>citas, et de humorum tum differentia tum generatione. E<text:span text:style-name="Default_20_Paragraph_20_Font"><text:span text:style-name="T2">o</text:span></text:span>r-<text:line-break/>ro de medicame<text:span text:style-name="Default_20_Paragraph_20_Font"><text:span text:style-name="T2">n</text:span></text:span>tis humorem uuumquemque purgantibus<text:line-break/>paucula quaedam in lib<text:span text:style-name="Default_20_Paragraph_20_Font"><text:span text:style-name="T2">r</text:span></text:span>o de Elementis, sed separatim in alio<text:line-break/>libro tractavimus. Utilis .quoque in rem prae<text:span text:style-name="Default_20_Paragraph_20_Font"><text:span text:style-name="T2">t</text:span></text:span>entum tracta-,<text:line-break/>ti<text:span text:style-name="Default_20_Paragraph_20_Font"><text:span text:style-name="T2">o</text:span></text:span> de. Temperamentis est, elementorum sequens tractatio^<text:line-break/>nem: verum omnium maxime liber de Plenitudine; in quo<text:line-break/>ostensa est et ut ad vires plenitudo et ut ad capacitatem in</text:p>
      <text:p text:style-name="P2">qua c<text:span text:style-name="Default_20_Paragraph_20_Font"><text:span text:style-name="T2">o</text:span></text:span>ntinetur. Atque haec plenitudo a medicis <text:span text:style-name="Default_20_Paragraph_20_Font"><text:span text:style-name="T4">κατὰ</text:span></text:span><text:span text:style-name="Default_20_Paragraph_20_Font"><text:span text:style-name="T6"> .</text:span></text:span><text:span text:style-name="Default_20_Paragraph_20_Font"><text:span text:style-name="T4">τὸ</text:span></text:span><text:span text:style-name="Default_20_Paragraph_20_Font"><text:span text:style-name="T6"><text:line-break/></text:span></text:span><text:span text:style-name="Default_20_Paragraph_20_Font"><text:span text:style-name="T4">ὲγχ</text:span></text:span><text:span text:style-name="Default_20_Paragraph_20_Font"><text:span text:style-name="T5">ν</text:span></text:span><text:span text:style-name="Default_20_Paragraph_20_Font"><text:span text:style-name="T4">μα</text:span></text:span><text:span text:style-name="Default_20_Paragraph_20_Font"><text:span text:style-name="T6"> </text:span></text:span>nuncupatur. Optimum ergo fuerit, ut qui scienter<text:line-break/>velet expendere quae hoc volumine dicenda veniunt, de<text:line-break/>Plenitudine librum prius. perlegat; quae vero et ille ante<text:line-break/>perlecta requiret, ipsa indicabit. Nec vero mirum cuiquam<text:line-break/>xideri debet si tantis sit opus, ut probe de vena locanda<text:line-break/>contemplari liceat: non enim ad hujus t solius auxilii inven-<text:line-break/>tionem, fed et aliorum omnium necessaria est eorum quae<text:line-break/>modo recitavimus cogniti<text:span text:style-name="Default_20_Paragraph_20_Font"><text:span text:style-name="T2">o</text:span></text:span>. Nam si citra illorum notitiam<text:line-break/>recte curare possemus , haud esset cur ea tanti faceremus.<text:line-break/>Sed haec praefari necesse fuit. Tempus autem nunc est ora-<text:line-break/>lienem ordiri, considerando qu<text:span text:style-name="Default_20_Paragraph_20_Font"><text:span text:style-name="T2">o</text:span></text:span>t sint affectiones vacuatione<text:line-break/>indigentes. Ergo si quis eas experientia collectas exponat,<text:line-break/>fola opus est ad explicationem memoria. At si via rationali,<text:line-break/>commune et generale inveniat necesse est ; ex illius deinde<text:line-break/>in species disterentiasque sectione usque ad species ultimas<text:line-break/>affectuum numerus vacuationem indicantium investigandus</text:p>
      <text:p text:style-name="P2">est. Sic enim constare universa quae peri rationalem viam-<text:line-break/>inventionem sortiuntur, monstrabimus.</text:p>
      <text:h text:style-name="Heading_20_2" text:outline-level="2">Cap. IV. </text:h>
      <text:p text:style-name="P8">Igitur cum artis medicae. officium fit,<text:line-break/>omnes partium corporis functiones ubi corrumpuntur qui-<text:line-break/>dem recuperare, tueri autem ubi salvae suerint, haeque ad<text:line-break/>constitutionem sequantur naturalem; necesse est hanc, dum<text:line-break/>praesens est, servare, . intereuntem vero recuperare. Quum<text:line-break/>e<text:span text:style-name="Default_20_Paragraph_20_Font"><text:span text:style-name="T2">r</text:span></text:span>go primarias actiones a similaribus corporibus perfici osten-<text:line-break/>fum sit, ab instrumentatus vero secundarias, ridendum est<text:line-break/>tibi, qui in corpore continentur humores, quam aut utilita-<text:line-break/>tem aut noxam partibus ejus asserant. Posteaquam igitur in<text:line-break/>libro de Plenitudine demonstratum est bifariam et fieri et<text:line-break/>diri plenitudinem, nempe uno fignificato ut- ad vites, altero<text:line-break/>ut ad continentium humores vasorum laxitatem, quod qui-<text:line-break/>dem vocant <text:span text:style-name="Default_20_Paragraph_20_Font"><text:span text:style-name="T4">κατὰ</text:span></text:span><text:span text:style-name="Default_20_Paragraph_20_Font"><text:span text:style-name="T6"> </text:span></text:span><text:span text:style-name="Default_20_Paragraph_20_Font"><text:span text:style-name="T4">τὸ</text:span></text:span><text:span text:style-name="Default_20_Paragraph_20_Font"><text:span text:style-name="T6">.</text:span></text:span><text:span text:style-name="Default_20_Paragraph_20_Font"><text:span text:style-name="T4">ἔγχυμα</text:span></text:span><text:span text:style-name="Default_20_Paragraph_20_Font"><text:span text:style-name="T6">, </text:span></text:span>utrique evacuatione est opus,<text:line-break/>sive in homine valetudluario sive valente evenerit. Sane<text:line-break/>quemadmodum qui onus gestat, non protinus ubi gravatus</text:p>
      <text:p text:style-name="P2">ac fatigatur jam cecidit et victus ab eo est, ad eu<text:span text:style-name="Default_20_Paragraph_20_Font"><text:span text:style-name="T2">n</text:span></text:span>dem mo-<text:line-break/>dum ubi virtus a plenitudine gravatu<text:span text:style-name="Default_20_Paragraph_20_Font"><text:span text:style-name="T2">r</text:span></text:span>, fieri potest ut non.:.<text:line-break/>dum homo aegrotet. Siquidem n<text:span text:style-name="Default_20_Paragraph_20_Font"><text:span text:style-name="T2">o</text:span></text:span>nnulli, qui consueta etiam-<text:line-break/>num munia obeunt, sentire sese graves, pigros, segnes atque.<text:line-break/>aegre mobiles referunt, atque ea est ut ad virtutempleni-<text:line-break/>tudo : velut ubi post exercitia tendi rideantur, quemadmo-<text:line-break/>dum Erasistratus dixit, implentur brachia et. cubitus, non<text:line-break/>exigua est ea alterius plenitudinis nota,. quam <text:span text:style-name="Default_20_Paragraph_20_Font"><text:span text:style-name="T4">κατὰ</text:span></text:span><text:span text:style-name="Default_20_Paragraph_20_Font"><text:span text:style-name="T6"> </text:span></text:span><text:span text:style-name="Default_20_Paragraph_20_Font"><text:span text:style-name="T4">το</text:span></text:span><text:span text:style-name="Default_20_Paragraph_20_Font"><text:span text:style-name="T6"> </text:span></text:span><text:span text:style-name="Default_20_Paragraph_20_Font"><text:span text:style-name="T4">εγχυμα</text:span></text:span><text:span text:style-name="Default_20_Paragraph_20_Font"><text:span text:style-name="T6"><text:line-break/></text:span></text:span>vocari a quibusdam proposui, quandoquidem <text:span text:style-name="Default_20_Paragraph_20_Font"><text:span text:style-name="T4">κατὰ</text:span></text:span><text:span text:style-name="Default_20_Paragraph_20_Font"><text:span text:style-name="T6"> </text:span></text:span><text:span text:style-name="Default_20_Paragraph_20_Font"><text:span text:style-name="T4">τοὺς</text:span></text:span><text:span text:style-name="Default_20_Paragraph_20_Font"><text:span text:style-name="T6"> .</text:span></text:span><text:span text:style-name="Default_20_Paragraph_20_Font"><text:span text:style-name="T4">ἐγκε</text:span></text:span><text:span text:style-name="Default_20_Paragraph_20_Font"><text:span text:style-name="T6">-<text:line-break/></text:span></text:span><text:span text:style-name="Default_20_Paragraph_20_Font"><text:span text:style-name="T4">χ</text:span></text:span><text:span text:style-name="Default_20_Paragraph_20_Font"><text:span text:style-name="T5">ν</text:span></text:span><text:span text:style-name="Default_20_Paragraph_20_Font"><text:span text:style-name="T4">μένους</text:span></text:span><text:span text:style-name="Default_20_Paragraph_20_Font"><text:span text:style-name="T6">,^ </text:span></text:span>est insulis per vasa humoribus, consistit et botelli-<text:line-break/>gitur. Dictum autem est in libris de similate tuenda, ubi in<text:line-break/>toto corpore sensus provenit ulcerosus, ac potissimum dum<text:line-break/>movemur, talem affectum mali succi esse sobolem. Attamen.<text:line-break/>id non paucis consuetas etiamdum res agentibus usu venire<text:line-break/>conspicitur. Quamquam autem et in partibus quibusdam<text:line-break/>corporis, non .in tota mole indicia existunt affectionum illis<text:line-break/>in partibus consistentium, similium iis quas in toto corpore</text:p>
      <text:p text:style-name="P2"><text:span text:style-name="Default_20_Paragraph_20_Font"><text:span text:style-name="T1">c</text:span></text:span><text:span text:style-name="Default_20_Paragraph_20_Font"><text:span text:style-name="T2">o</text:span></text:span>nsistere dictum nunc est. Nam caput aliquando Polum gra-<text:line-break/>vari sentimus, aut ulcerosam quandam affecti<text:span text:style-name="Default_20_Paragraph_20_Font"><text:span text:style-name="T2">o</text:span></text:span>nem habere;<text:line-break/>aut musculos temporis, quos <text:span text:style-name="Default_20_Paragraph_20_Font"><text:span text:style-name="T4">κροταφίτας</text:span></text:span><text:span text:style-name="Default_20_Paragraph_20_Font"><text:span text:style-name="T6"> </text:span></text:span>nuncupant, intendi,<text:line-break/>idque aut simpliciter aut cum majore . quadam caliditate.<text:line-break/>Sic et. in jecore, liene, ventre, costis, iepto transverso gra-<text:line-break/>vitalem saepenumero percipimus. Similiter in ore ventri-<text:line-break/>culi aut gravitatem aut m<text:span text:style-name="Default_20_Paragraph_20_Font"><text:span text:style-name="T2">o</text:span></text:span>rsum aut nauseam aut ciborum<text:line-break/>fastidium aut absurdum appetitum quandoque sentiscimus.<text:line-break/>Ad haec autem fixi in parte quapiam dolores, idque aut ob<text:line-break/>humorum copiam confertim ingruentium, aut p<text:span text:style-name="Default_20_Paragraph_20_Font"><text:span text:style-name="T2">r</text:span></text:span>opter spici-<text:line-break/>tum flatuosurn vacuationem indicant, sicut qui ab acri hu-<text:line-break/>more partem caedente <text:span text:style-name="Default_20_Paragraph_20_Font"><text:span text:style-name="T2">r</text:span></text:span>odenteque proveniunt. Sunt autem<text:line-break/>qui ab intemperie nascantur, atque .inter eos ipsos quidam<text:line-break/>ab ea sola citra humores, alii vero. cum humoribus. In<text:line-break/>omnibus itaque istis modo prop<text:span text:style-name="Default_20_Paragraph_20_Font"><text:span text:style-name="T2">o</text:span></text:span>sitis infestantium tum hu-<text:line-break/>morum tum vaporum evacuationes a pathematis, id est paf-<text:line-break/>sionibus hominem .liberant. Non tamen vena secta prorsum<text:line-break/>est <text:span text:style-name="Default_20_Paragraph_20_Font"><text:span text:style-name="T2">o</text:span></text:span>pus, sed sufficit purgatio, fricti<text:span text:style-name="Default_20_Paragraph_20_Font"><text:span text:style-name="T2">o</text:span></text:span>, balneum et inunctio</text:p>
      <text:p text:style-name="P2">cum digerente medicamine. Ergo qui vena inrisa Iuventur<text:line-break/>assectus, deinceps dicamus.</text:p>
      <text:h text:style-name="Heading_20_2" text:outline-level="2">Cap. v </text:h>
      <text:p text:style-name="P8">Non solum nutrimentum animantis parti-<text:line-break/>bus ex sanguine est, sed calor quoque naturalis perseverans<text:line-break/>fiam ex sanguine obtinet; quemadmodum ex lignis comburi-<text:line-break/>idoneis, qui in suco est ignis, a quo aedes totas calescere con-<text:line-break/>fpicimus. itaque quemadmodum ignis hic offenditur, inter-<text:line-break/>dum quidem congestis in eum confertim lignis, interdum vero<text:line-break/>tametsi non multis; tamen admodum madentibus, nonnun-<text:line-break/>quam autem omnino impositis aut valde exiguis: sic qui in<text:line-break/>corde est calor interdum ie ipso minor efficitur aut propter<text:line-break/>sanguinis copiam, aut propter ingentem inopiam, aut propter<text:line-break/>qualitatem frigidam : interdum vero major aut propter calle<text:line-break/>dam sanguinis qualitatem, aut propter pauculam inopiam.<text:line-break/>Quicquid autem cor in caliditate frigiditateque perpetitur,<text:line-break/>ejus protinus et aliae corporis partes participes fiunt. Evenit<text:line-break/>autem et una in parte persaepe praeter naturam tum cali-<text:line-break/>siitas tum frigiditas, sicuti. saepenumero in aliis commenta-</text:p>
      <text:p text:style-name="P2">riis demonstravimus : idque duplici rati<text:span text:style-name="Default_20_Paragraph_20_Font"><text:span text:style-name="T2">o</text:span></text:span>ne provenit, in.-<text:line-break/>terdum ob humores calidos aut frigidos, interdum veto ob si,-<text:line-break/>Iam intemperiem. Caeterum quae membratim accidunt casi-<text:line-break/>ditatus aut frigiditates, eas quae parti quidem affectae vicinae.<text:line-break/>furit una alteram, at in totum extendi corpus priusquam<text:line-break/>cor mutent nequeunt. Eundem in modum et cordis corpus<text:line-break/>duplici m<text:span text:style-name="Default_20_Paragraph_20_Font"><text:span text:style-name="T2">o</text:span></text:span>do alterari ostensum est, aut per intemperiem aut<text:line-break/>propter humores calidos vel frigid<text:span text:style-name="Default_20_Paragraph_20_Font"><text:span text:style-name="T2">o</text:span></text:span>s aut <text:span text:style-name="Default_20_Paragraph_20_Font"><text:span text:style-name="T2">o</text:span></text:span>b alienius horum<text:line-break/>inopiam. Porro humores calidos frigidosque fieri demonstra-<text:line-break/>vimus pro tibi potusque mod<text:span text:style-name="Default_20_Paragraph_20_Font"><text:span text:style-name="T2">o</text:span></text:span> et ob pleniorem c<text:span text:style-name="Default_20_Paragraph_20_Font"><text:span text:style-name="T2">o</text:span></text:span>rporis ani-<text:line-break/>mique .tum m<text:span text:style-name="Default_20_Paragraph_20_Font"><text:span text:style-name="T2">o</text:span></text:span>tum tum quietem. Caeterum quemadmodum<text:line-break/>in ventre frequenter pravae fiunt coctiones , iis quae assum-<text:line-break/>pla Eunt in pituitam aut bilem conversis aliamve praeter<text:line-break/>naturam corruptionem perpessis, aut crudis et alterationis<text:line-break/>expertibus plurimo tempore manentibus et in flatum ver-<text:line-break/>fis; ita ubi sanguinis fraudamur generatione, humorum in<text:line-break/>arteriis venisque affectiones p<text:span text:style-name="Default_20_Paragraph_20_Font"><text:span text:style-name="T2">r</text:span></text:span>oportione respondebunt iis,<text:line-break/>quae a frustrata in ventre concoctione proveniebant. QuA-</text:p>
      <text:p text:style-name="P2">n iam autem calida simul humidaque omnia celerrime putre-<text:line-break/>fuero apparent,- et praecipue fi in loris calidis sint, confequi-<text:line-break/>turi necessario , quod ex ventre distribuitur nutrimentum,<text:line-break/>quando^ a natura non superatur, inque sanguinis .boni gene-<text:line-break/>rationem non convertitur , alias aliam perpeti putredinem.<text:line-break/>Atqui quum quae ex materia calida putrescunt calidiora<text:line-break/>etiam evadant, calidior qnoque erit proinde sanguis putre-<text:line-break/>fcens. Hic autem ubi calidior fuerit, calidior quoque fenfi-<text:line-break/>biliter pars in qua putrescit evadet. Porro autem, qu<text:span text:style-name="Default_20_Paragraph_20_Font"><text:span text:style-name="T2">o</text:span></text:span>niam<text:line-break/><text:span text:style-name="Default_20_Paragraph_20_Font"><text:span text:style-name="T1">a </text:span></text:span>notabiliter calidis una quae vicina sunt incalescunt, una<text:line-break/>quoque cum sic affectis partibus quae circumquaque ulte-<text:line-break/>rius funt incalescant, idque calore acri ac mordaci: ejns-<text:line-break/>modi enim est qui a putredine proficiscitur. Ergo si pars,<text:line-break/>quae hoc pacto incaluit, insignis fit et calorem suum in eo pro-<text:line-break/>tendere valeat, five quod vicina ipsi sit, sive quod ex prin-<text:line-break/>cipalibus, sive quod calida, una et ipsum accendet, ut quod<text:line-break/>natura calidissimum sit. Quod si iemel illud accen<text:span text:style-name="Default_20_Paragraph_20_Font"><text:span text:style-name="T2">t</text:span></text:span>um sue<text:span text:style-name="Default_20_Paragraph_20_Font"><text:span text:style-name="T2">r</text:span></text:span>it,<text:line-break/>facilem totum ipsius jam ecrpsis simul exealfiet, quemadmo-</text:p>
      <text:p text:style-name="P2">dum ab ingenti in foco flamma quae illam continet d<text:span text:style-name="Default_20_Paragraph_20_Font"><text:span text:style-name="T2">o</text:span></text:span>mus.<text:line-break/>Vocant autem id pathema Graeci quidem <text:span text:style-name="Default_20_Paragraph_20_Font"><text:span text:style-name="T4">πύρετὸν</text:span></text:span><text:span text:style-name="Default_20_Paragraph_20_Font"><text:span text:style-name="T7">, </text:span></text:span><text:span text:style-name="Default_20_Paragraph_20_Font"><text:span text:style-name="T2">Latini<text:line-break/>vero scbrem. </text:span></text:span>Sed et n<text:span text:style-name="Default_20_Paragraph_20_Font"><text:span text:style-name="T2">o</text:span></text:span>nnunquam priusquam putrescere in-<text:line-break/>cipiat sanguinis multitudo in partem aliquam consertam<text:line-break/>decumbens aut prorsum eam extinxit, ut actio interiret, aut<text:line-break/>certe non contemnendam noxam inflixit. Nam hoc pacto<text:line-break/>apoplexiae proveniunt multo nimirum sanguine in princi-<text:line-break/>pinm animanti; confertim incumbente. Nam ubi in aliam<text:line-break/>partem praeceps ruit, tumorem inibi praeter natu<text:span text:style-name="Default_20_Paragraph_20_Font"><text:span text:style-name="T2">r</text:span></text:span>am efficit:<text:line-break/>ex hoc genere est pblegmone. At ubi crassior est, melancho-<text:line-break/>liaeque magis naturam refert, qui decubuit fanguis fcirrho-<text:line-break/>fus tumor efficitur: sicut si pituitosior sit fluxio, laxus: sin<text:line-break/>bibula, erysipelas existit. Discriminata haec ad unguem habes<text:line-break/>in iis quae modo recensuimus operibus. Nunc autem, ut<text:line-break/>dixi, quae <text:span text:style-name="Default_20_Paragraph_20_Font"><text:span text:style-name="T2">t</text:span></text:span>unt demonstrata hypothesium loco, hoc in fer-<text:line-break/>mone assumens, consequentem illis esse sermonem de venae<text:line-break/>sectione demonstro.. Igitur quum plenitudo duplex fit, opti--</text:p>
      <text:p text:style-name="P2">mum enim fue<text:span text:style-name="Default_20_Paragraph_20_Font"><text:span text:style-name="T2">r</text:span></text:span>it hinc auspicari, et ea quae ad vires refer-<text:line-break/>tur facile in put<text:span text:style-name="Default_20_Paragraph_20_Font"><text:span text:style-name="T2">r</text:span></text:span>edinem perveniat, atque etiam interdum in<text:line-break/>partes quasdam ingruens inibi tumores praeter naturam<text:line-break/>excitet: et altera quoque, quae <text:span text:style-name="Default_20_Paragraph_20_Font"><text:span text:style-name="T4">κατὰ</text:span></text:span><text:span text:style-name="Default_20_Paragraph_20_Font"><text:span text:style-name="T6"> </text:span></text:span><text:span text:style-name="Default_20_Paragraph_20_Font"><text:span text:style-name="T4">τὸ</text:span></text:span><text:span text:style-name="Default_20_Paragraph_20_Font"><text:span text:style-name="T6"> </text:span></text:span><text:span text:style-name="Default_20_Paragraph_20_Font"><text:span text:style-name="T4">ὲγχυμα</text:span></text:span><text:span text:style-name="Default_20_Paragraph_20_Font"><text:span text:style-name="T6"> </text:span></text:span>appellatur,<text:line-break/>saepe in partes decumbas ac tumores creet, imm<text:span text:style-name="Default_20_Paragraph_20_Font"><text:span text:style-name="T2">o</text:span></text:span> et ap<text:span text:style-name="Default_20_Paragraph_20_Font"><text:span text:style-name="T2">o</text:span></text:span>ple-<text:line-break/>xias et rupti<text:span text:style-name="Default_20_Paragraph_20_Font"><text:span text:style-name="T2">o</text:span></text:span>nes venarum moliatur; eam celeriter evacuare<text:line-break/>tentandum, priusquam magnum .aliqu<text:span text:style-name="Default_20_Paragraph_20_Font"><text:span text:style-name="T2">o</text:span></text:span>d malum in h<text:span text:style-name="Default_20_Paragraph_20_Font"><text:span text:style-name="T2">o</text:span></text:span>mine<text:line-break/>admittat. Porro fusissime expositum est in tuendae valetudi-<text:line-break/>uls v<text:span text:style-name="Default_20_Paragraph_20_Font"><text:span text:style-name="T2">o</text:span></text:span>lumine, qu<text:span text:style-name="Default_20_Paragraph_20_Font"><text:span text:style-name="T2">o</text:span></text:span> pacto utramque affectionem et agnoscere<text:line-break/>et sanare oporteat: sicut ubi febris aut sanguinis rejectio<text:line-break/>prae plenitudine invasit, aut apoplecticarum infirmitatum<text:line-break/>aliqua, quomodo et illas curare op<text:span text:style-name="Default_20_Paragraph_20_Font"><text:span text:style-name="T2">o</text:span></text:span>rteat in Curandi metho-<text:line-break/>do diximus. Quare de his nunc c<text:span text:style-name="Default_20_Paragraph_20_Font"><text:span text:style-name="T2">onsc</text:span></text:span>ribere supervacaneum<text:line-break/>cense<text:span text:style-name="Default_20_Paragraph_20_Font"><text:span text:style-name="T2">o. </text:span></text:span>Nam si perinde ut illis tractatibus scripsi, ita et hic<text:line-break/>scribam, bis eadem de re verba facere cogar, ac propterea in<text:line-break/>longum etiam <text:span text:style-name="Default_20_Paragraph_20_Font"><text:span text:style-name="T2">s</text:span></text:span>ermonem extendere. Sin in compendium ser-<text:line-break/>monem hunc c<text:span text:style-name="Default_20_Paragraph_20_Font"><text:span text:style-name="T2">o</text:span></text:span>ntraham, duorum alterum subibo periculum,</text:p>
      <text:p text:style-name="P2">aut ut ob brevitatem obscurus fiam , aut distinctionem ali-<text:line-break/>quam utilem praeteream. Verum quoniam haud mea volun-<text:line-break/>tate hunc aggressus fura sermonem; si quod dictorum pecca-<text:line-break/>tnm eveniat, ipsi culpam. serent, . qui auctores suerunt ut hoc<text:line-break/>onus susciperem: sic ut si recte atque ex sententia accidat,<text:line-break/>utilisque appareat, laudem illis omnem cedo.</text:p>
      <text:h text:style-name="Heading_20_2" text:outline-level="2">Cap. VI. </text:h>
      <text:p text:style-name="P8">Rursus ergo orationi sumatur principium.<text:line-break/>Qui res consuetas adhuc factitant, sed princeps illis pars ali-<text:line-break/>qua aut totum corpus gravatur tenditurve, iis necessaria est<text:line-break/>evacuatio. Porro si aetate nec puerili sint, nec senili, de secan-<text:line-break/>da vena consilium inito, prae oculis habens principales hosce<text:line-break/>scopes, nempe plenitudinis tum quantitatem tum qualitatem et<text:line-break/>virium robur atque infirmitatem:. deinde naturalem totius<text:line-break/>corporis habitum tempusque et regionem vitamque anteactam,<text:line-break/>tnm an cibi potusque copia et. praecipue affatim nutrientium,<text:line-break/>qui sic assectus est, fit usus, ad haec consuetudinem et res<text:line-break/>praeter consuetudinem actas, quosque motus exercuerit, quas<text:line-break/>excretiones habuerit, aut praeter foRtum compescuerit : ad</text:p>
      <text:p text:style-name="P2">omnia autem haec num gracili<text:span text:style-name="Default_20_Paragraph_20_Font"><text:span text:style-name="T2">o</text:span></text:span>r aut crassior evaserit. Sane<text:line-break/>utriusque plenitudinis quantitas ex propriorum signorum<text:line-break/>magnitudine definietur. Quanto enim gravior sibi homo vide-<text:line-break/>tur, tantum et plenitudinem quoad vires crevisse constat. Ad<text:line-break/>eundem modumquautum auctus suerit tunsionis len<text:span text:style-name="Default_20_Paragraph_20_Font"><text:span text:style-name="T2">t</text:span></text:span>us, tau-<text:line-break/>tum et alteram insuetam plenitudinem , quam a quibusdam<text:line-break/><text:span text:style-name="Default_20_Paragraph_20_Font"><text:span text:style-name="T4">κατα</text:span></text:span><text:span text:style-name="Default_20_Paragraph_20_Font"><text:span text:style-name="T6"> </text:span></text:span><text:span text:style-name="Default_20_Paragraph_20_Font"><text:span text:style-name="T4">τὸ</text:span></text:span><text:span text:style-name="Default_20_Paragraph_20_Font"><text:span text:style-name="T6"> </text:span></text:span><text:span text:style-name="Default_20_Paragraph_20_Font"><text:span text:style-name="T4">ὲγχυμα</text:span></text:span><text:span text:style-name="Default_20_Paragraph_20_Font"><text:span text:style-name="T6"> </text:span></text:span>vocari diximus. . At utriusque plenitudinis<text:line-break/>qualitatem partim ex coloribus agnosces, memor colorem<text:line-break/>humorum esse, siquidem modice a colore frigoreque externo<text:line-break/>affectum totum corpus fuerit, partim ex iis, quae humorum<text:line-break/>naturae conjuncta sunt. Etenim calidiores calidior totius<text:line-break/>corporis sensus sequitur, frigidiores vero frigidior : tum dos<text:line-break/>qui in venis quidem acervantur humores, tumor, vaforum-<text:line-break/>que distensio: qui vero in carne, sensus in ea aut g<text:span text:style-name="Default_20_Paragraph_20_Font"><text:span text:style-name="T2">r</text:span></text:span>avitatis<text:line-break/>aut tensionis, sicut certe et caliditatis. Porro dispensandum<text:line-break/>nos facultatum infirmitatem ac robur propriis indicari fun-<text:line-break/>ctio<text:span text:style-name="Default_20_Paragraph_20_Font"><text:span text:style-name="T2">n</text:span></text:span>ibus ostendimus: arbitrariis quidem ea quae in nervis</text:p>
      <text:p text:style-name="P2">et horum principio cerebro: pulfatixis autem ea quae in<text:line-break/>arteriis et co<text:span text:style-name="Default_20_Paragraph_20_Font"><text:span text:style-name="T2">r</text:span></text:span>de.; at a functione, quae in bona editur. nutri—<text:line-break/>tione, aut nutritione abolita, tum colore b<text:span text:style-name="Default_20_Paragraph_20_Font"><text:span text:style-name="T2">o</text:span></text:span>no.aut malo, ter-.<text:line-break/>tia facultas, nempe nutrix, quam a jecore proficisci demon-<text:line-break/>stravimus, agnitionem sortita est. Ubi ergo extantibus pleni.-<text:line-break/>tudinis signis valentes facultates fuerint, venam incides, vi-<text:line-break/>delicet si tensiva quidem fit affectio, null<text:span text:style-name="Default_20_Paragraph_20_Font"><text:span text:style-name="T2">o</text:span></text:span> discrimine magis-<text:line-break/>que etiam in phlegmonode; sin infesta fit degravans plenitus.<text:line-break/>do, haud semper sanguinis molienda detractio est; fieri enim<text:line-break/>potest ut crudus per corpus collectus fit fure<text:span text:style-name="Default_20_Paragraph_20_Font"><text:span text:style-name="T2">n</text:span></text:span>s. In quo ad-<text:line-break/>vertendum diligenter est quantum valeat robustaque sit vir-<text:line-break/>tus, quantum humor ipsis sit refrigeratus ; nam exoleta ab<text:line-break/>id genus affectibus. virtus, adhibita sanguinis missione, in ex-<text:line-break/>tremum malum .recidere sidet, ut nequaquam poflea restitui<text:line-break/>possit. Quod ubi evenit, periculum non leve consequitur,<text:line-break/>potissimum si febris accedat fletu aestivo, stomachoque male<text:line-break/>affecto, aut tot<text:span text:style-name="Default_20_Paragraph_20_Font"><text:span text:style-name="T2">o</text:span></text:span> adeo c<text:span text:style-name="Default_20_Paragraph_20_Font"><text:span text:style-name="T2">o</text:span></text:span>rp<text:span text:style-name="Default_20_Paragraph_20_Font"><text:span text:style-name="T2">o</text:span></text:span>re natura m<text:span text:style-name="Default_20_Paragraph_20_Font"><text:span text:style-name="T2">o</text:span></text:span>lli et temperie hu-</text:p>
      <text:p text:style-name="P2">mido : ejusmodi enim hominibus multa accidit per halitum<text:line-break/>digestio ..repentinaque syncopa, - etiam si febris haud^magna<text:line-break/>invadat. Si vero horum nihil. fit, caeterum hiems suerit<text:line-break/>regiove natura frigida, tum natura quoque hominis frigidior<text:line-break/>iis per sanguinis missionem et totum corpus graviter relrige-<text:line-break/>ratur, et accidunt nonnulla quae ad gravem sequuntur re-<text:line-break/>srigerationem symptomata. Quocirca qui sic affecti funi,<text:line-break/>eos sanguinis missione vacuare non convenit, sed frictioni-<text:line-break/>bus, mediocriterque excalfacientibus unctionibus; tum po-<text:line-break/>tionibus humorum crassitudinem incidentibus, ac modice cala<text:line-break/>facientibus. Nam quae valenter calfaciunt, nimis subito vi-<text:line-break/>res delicium, ut in reliquam curationem non sufficiant f<text:line-break/>saepe etiam febrem auxere: itaque et inde viribus noxa ob-<text:line-break/>venit. Quapropter humorum incidentes crassitudinem tum<text:line-break/>cibi tum potus mediocris sunto in excalfaciendo facultatis.</text:p>
      <text:h text:style-name="Heading_20_2" text:outline-level="2">Cap. UII. </text:h>
      <text:p text:style-name="P8">Porro qui sanguine ex pectore rejectoin<text:line-break/>praesens quidem curati, caeterum eam sortiti sunt co<text:span text:style-name="Default_20_Paragraph_20_Font"><text:span text:style-name="T2">r</text:span></text:span>poris<text:line-break/>structuram in thoracis pulmouisque partibus, ut, vel pauculo</text:p>
      <text:p text:style-name="P2">plus collecto sanguine protinus, aut vasis alicujus osculum<text:line-break/>reseretur aut ipfum rumpatur; iis etiam fi nullum in cor-<text:line-break/>pore etiam dum symptoma extiterit, ineunte tamen vere fian-<text:line-break/>guinem mittere oportet. Similiter qui prompte m<text:span text:style-name="Default_20_Paragraph_20_Font"><text:span text:style-name="T2">or</text:span></text:span>bum<text:line-break/>comitialem aut apoplexiam incurrunt. Ad eundem modum<text:line-break/>fi aliorum m<text:span text:style-name="Default_20_Paragraph_20_Font"><text:span text:style-name="T2">o</text:span></text:span>rb<text:span text:style-name="Default_20_Paragraph_20_Font"><text:span text:style-name="T2">o</text:span></text:span>rum cuipiam obnoxium esse hominem c<text:span text:style-name="Default_20_Paragraph_20_Font"><text:span text:style-name="T2">o-<text:line-break/></text:span></text:span>gnoverimus, puta peripneumoniae, pleuritidi, anginae, com-<text:line-break/>mittendum n<text:span text:style-name="Default_20_Paragraph_20_Font"><text:span text:style-name="T2">o</text:span></text:span>n est ut expectemus dum aliquod evidens ple-.<text:line-break/>nitudinis symptoma appareat, sini antevertere sanguinis de--<text:line-break/>tractione praestat. E<text:span text:style-name="Default_20_Paragraph_20_Font"><text:span text:style-name="T2">o</text:span></text:span>dem modo quibus haem<text:span text:style-name="Default_20_Paragraph_20_Font"><text:span text:style-name="T2">or</text:span></text:span>rh<text:span text:style-name="Default_20_Paragraph_20_Font"><text:span text:style-name="T2">o</text:span></text:span>ides re-<text:line-break/>tentae fiunt, potissimum fi natura sint atrabilarla. Quique<text:line-break/>qu<text:span text:style-name="Default_20_Paragraph_20_Font"><text:span text:style-name="T2">o</text:span></text:span>tannis aestate plethoricis morbis corripi assolent, et hos<text:line-break/>quoque veris initio vacuare expedit. Eadem ratione et qui.<text:line-break/>ipsi, etiam vere illius m<text:span text:style-name="Default_20_Paragraph_20_Font"><text:span text:style-name="T2">o</text:span></text:span>di malis vexantur. Sunt autem qui-<text:line-break/>dam oculis imbecillioribus aut scotomaticis , quas vocant,<text:line-break/>hoc est ve<text:span text:style-name="Default_20_Paragraph_20_Font"><text:span text:style-name="T2">r</text:span></text:span>tigin<text:span text:style-name="Default_20_Paragraph_20_Font"><text:span text:style-name="T2">o</text:span></text:span>fis obn<text:span text:style-name="Default_20_Paragraph_20_Font"><text:span text:style-name="T2">o</text:span></text:span>xii passionibus, qui et ipsi principio<text:line-break/>veris inaniri poscunt. Sed illud prius videndum , quid fit<text:line-break/>quod in istis acervetur. Siquidem n<text:span text:style-name="Default_20_Paragraph_20_Font"><text:span text:style-name="T2">o</text:span></text:span>nnullis amara bilis</text:p>
      <text:p text:style-name="P2">succus plus caete<text:span text:style-name="Default_20_Paragraph_20_Font"><text:span text:style-name="T2">r</text:span></text:span>is colligitur, quibusdam bilis atrae aut<text:line-break/>pituitae, aliis ex aequo omnes in quisuis sanguis abundate<text:line-break/>dicitur. Hos ergo omnes vacuabis. Sicut etiam podagris<text:line-break/>cos et arthriticos veris principio, exhibito videlicet aut<text:line-break/>medicamento purgante aut sanguinis diminutione. Equi-:<text:line-break/>dem complures ipse sanari, qui tribus qnatuorve annis per<text:line-break/>intervalla pedum laborassent doloribus, exundante humore<text:line-break/>veris initio expurgato aut sanguine diminuto. Caeterum<text:line-break/>id neminem latere puto, illos in omni deinceps rictus vitae..<text:line-break/>que ratione agere moderatos. Nam intemperantes vinosos-<text:line-break/>que ac ventri gulaeque deditos neque purgatione neque<text:line-break/>sanguinis missione magnopere adjuveris, nam per vitae ine<text:line-break/>temperantiam crudorum humorum copiam ocissime colli-<text:line-break/>guntt verum his ne manum quidem admovere tentandum<text:line-break/>est. Eis vero qui praeceptis salutaribus obsequentur, sum-..<text:line-break/>mopere prolueris , si principio veris primum quidem e va-<text:line-break/>cuaris, deinde autem ad exercitia victnsque .rationem salo-,<text:line-break/>luem deinceps perduxeris. Quae de istis dixi, haec tibi di-<text:line-break/>cta putato et de omnibus, qui morbis iis quos modo dice-</text:p>
      <text:p text:style-name="P2">bam capi fiunt apti, nempe aut comitiali; aut apoplexia, aut<text:line-break/>vertigine, aut sanguinis rejectione, aut melancholicis. . li</text:p>
      <text:h text:style-name="Heading_20_2" text:outline-level="2">Cap. VIII </text:h>
      <text:p text:style-name="P8">Porro non solum ubi adest plenitudo, sive<text:line-break/>ea ut ad vires fit, sive ut <text:span text:style-name="Default_20_Paragraph_20_Font"><text:span text:style-name="T4">κατὰ</text:span></text:span><text:span text:style-name="Default_20_Paragraph_20_Font"><text:span text:style-name="T6"> </text:span></text:span><text:span text:style-name="Default_20_Paragraph_20_Font"><text:span text:style-name="T4">τοἔγχυμα</text:span></text:span><text:span text:style-name="Default_20_Paragraph_20_Font"><text:span text:style-name="T6">, </text:span></text:span>mirifice prodest<text:line-break/>venae sectio,. verum etiam citra. plenitudinem initio phle-<text:line-break/>gmones, quae aut propter ictum aut p<text:span text:style-name="Default_20_Paragraph_20_Font"><text:span text:style-name="T2">r</text:span></text:span>opter dolorem aut<text:line-break/>partium debilitatem provenit: quippe quum dolor fanguis<text:line-break/>nem ad se trahat et saepe et partium debilitas phlegmouem;<text:line-break/>absque ut in corpore plenitudo fit , procreet: ostensum est<text:line-break/>enim in virtutum naturalium commentariis, infirmam natura<text:line-break/>partem prompte gravari, si vel paulo plus acervetur aliquan-<text:line-break/>do in ea excrementis. quin etiam quod pars quaelibet vim<text:line-break/>possideat, .sicut familiarium attractricem, ita quoque alieno-<text:line-break/>rutu exere tricent :. tum quod duplex sit alienum, alterum<text:line-break/>quantitate, alterum qualitate: itaque partem quamvis, quae<text:line-break/>licet ab humoribus in fe contentis non gravetur, tamen ex-t<text:line-break/>crementa quaedam habeat in qualitate praeter naturam, ad<text:line-break/>eorum excretionetn per..venas inibi sitas tanquam per cales</text:p>
      <text:p text:style-name="P2">insurgere. Porro si quod propellitur, pravus sit fanguis, sive<text:line-break/>alius quivis succus, ad propinquam primum veniat partem<text:line-break/>necesse est: ubi rursum duorum alterum eveniet, aut enim<text:line-break/>concoctus aut corruptus in aliam tertiam haud transfluet;<text:line-break/>aut si neutrum assequatur, denuo ex parte secunda in aliam<text:line-break/>labetur, atque iterum exilia in aliam: neque cessabit quoad<text:line-break/>in talem quampiam illabatur quae amplius ex su propala<text:line-break/>lore quod. in ipsa redundat nequeat. Accidit autem id illis<text:line-break/>partibus, quae vim excretricem vicinis omnibus imbecillio-<text:line-break/>rem obtinent ; si quidem haud etiam in illas, quae prae vi-<text:line-break/>rium robore non admittant , repellere quod molestum est<text:line-break/>valent. Nam et hoc quoque nobis in illis monstratum est<text:line-break/>commentariis, quod non fotum pars quaelibet recrementum<text:line-break/>in vicinam protrudat, verum quod et recipiat quidem, sed<text:line-break/>contra saepe remittat et contra repellat, in feste haud ad-<text:line-break/>mittens; quo in certamine victoria potitur validiori Qua-.<text:line-break/>propter partes infirmiores omnium primae excrementissis<text:line-break/>morbis corripiuntur. Hujusmodi quapiam ratione rheumati-</text:p>
      <text:p text:style-name="P2">cos vocatos assectus provenire festo, toto videlicet corpore<text:line-break/>infirmo, quae una est mali habitus species: principibus vero<text:line-break/>silius partibus, paulum licet infit ipsis sanguinis, gravari ta-<text:line-break/>men solitis, eumque ad carn<text:span text:style-name="Default_20_Paragraph_20_Font"><text:span text:style-name="T2">o</text:span></text:span>sas cutis partes pr<text:span text:style-name="Default_20_Paragraph_20_Font"><text:span text:style-name="T2">o</text:span></text:span>trudendus<text:line-break/>potissimumque ad adenas excipiendis recrementis idoneos,<text:line-break/>tum ob substantiae laxitatem , tum. quia omnium partium<text:line-break/>minime r<text:span text:style-name="Default_20_Paragraph_20_Font"><text:span text:style-name="T2">o</text:span></text:span>bustas habeant naturales virtutes, sicut et pingue-<text:line-break/>do. Nam quum quatuor eae sint, ut <text:span text:style-name="Default_20_Paragraph_20_Font"><text:span text:style-name="T2">o</text:span></text:span>stensum est, prima at-<text:line-break/>tractrix,. secunda retentrix, tertia exoratrix et quarta altera-<text:line-break/>trix, alias quidem tres imbecillimas, adenes . carmesque obti-<text:line-break/>nent:-. at unam alteratricem haud ita mult<text:span text:style-name="Default_20_Paragraph_20_Font"><text:span text:style-name="T2">o</text:span></text:span> caeteris partibus<text:line-break/>minorem. Post adenas sequitur pulmo, flnxioni recipiendae<text:line-break/>promptissimus. Nam et hic tres facultates infirmas p<text:span text:style-name="Default_20_Paragraph_20_Font"><text:span text:style-name="T2">o</text:span></text:span>ssidet et<text:line-break/>corpus ipsum laxum. Deinde est lien. Porro cerebrum aut<text:line-break/>perinde ut illi aut etiam plus excipiendo fluxu est habile t<text:line-break/>caeterum hoc illis potius est, quod constructionem habeat re-,<text:line-break/>petendis iis quae accepit promptissimam : .habet enim. in-,</text:p>
      <text:p text:style-name="P2">gentes ventriculos, qui pronis meatibus evacuantur. Quibus<text:line-break/>ergo carnu<text:span text:style-name="Default_20_Paragraph_20_Font"><text:span text:style-name="T2">t</text:span></text:span>o genere pulmo, lien ac cerebrum natura robu-<text:line-break/>sti<text:span text:style-name="Default_20_Paragraph_20_Font"><text:span text:style-name="T2">o</text:span></text:span>ra funt, in iis ad adenas et carnes fluxi<text:span text:style-name="Default_20_Paragraph_20_Font"><text:span text:style-name="T2">o</text:span></text:span>nes perveni-<text:line-break/>unt, ubi totus nimirum habitus infirmus fuerit, velut in<text:line-break/>rheumaticis affectibus accidere solet. Merito ergo his cman-<text:line-break/>dis sc<text:span text:style-name="Default_20_Paragraph_20_Font"><text:span text:style-name="T2">a</text:span></text:span>pus est non evacuatio ; fed corporis totius roboratio,<text:line-break/>quamquam tamen curationis initium illis a misso o<text:span text:style-name="Default_20_Paragraph_20_Font"><text:span text:style-name="T2">r</text:span></text:span>iatur fan-<text:line-break/>gnine: ac si excrementa pravam etiam qualitatem habuerint;<text:line-break/>una adhibeatur purgatio: in quibus maxime corporibus neu-<text:line-break/>trius proprium expectandum plenitudinis symptoma est, puta<text:line-break/>gravitas quidem ejus, qnae ut ad vires est, tensio vero ejus,<text:line-break/>quae ut <text:span text:style-name="Default_20_Paragraph_20_Font"><text:span text:style-name="T4">νεττἄ</text:span></text:span><text:span text:style-name="Default_20_Paragraph_20_Font"><text:span text:style-name="T6"> </text:span></text:span><text:span text:style-name="Default_20_Paragraph_20_Font"><text:span text:style-name="T4">τὸ</text:span></text:span><text:span text:style-name="Default_20_Paragraph_20_Font"><text:span text:style-name="T6"> </text:span></text:span><text:span text:style-name="Default_20_Paragraph_20_Font"><text:span text:style-name="T4">ὲγχ</text:span></text:span><text:span text:style-name="Default_20_Paragraph_20_Font"><text:span text:style-name="T5">ν</text:span></text:span><text:span text:style-name="Default_20_Paragraph_20_Font"><text:span text:style-name="T4">μου</text:span></text:span><text:span text:style-name="Default_20_Paragraph_20_Font"><text:span text:style-name="T6"> </text:span></text:span>Eadem <text:span text:style-name="Default_20_Paragraph_20_Font"><text:span text:style-name="T2">r</text:span></text:span>atione in iis quibus pars<text:line-break/>quaepiam graxiter icta est, aut utcunque aliter incipientem<text:line-break/>habet phlegmonetn, eam si magnam fore suspicamur, curatio-<text:line-break/>nem ab inanitione auspicamu<text:span text:style-name="Default_20_Paragraph_20_Font"><text:span text:style-name="T2">r, </text:span></text:span>aut purgatorio medicamine<text:line-break/>exhibito, aut vena incisa, prout nimirum alterum altero ma-<text:line-break/>gis convenire Iudicamus.</text:p>
      <text:h text:style-name="P7" text:outline-level="2">Cap. IX.</text:h>
      <text:p text:style-name="P8"><text:s/>Recte ergo admonemur in iis quae ad-<text:line-break/>jecta sunt libro de victus ratione acutorum, sanguinem mit-<text:line-break/>tere, si magnus sit morbus et aeger florenti sit aetate robur-<text:line-break/>que adsit. Perperam que Menodotus in sola syndrome ple-<text:line-break/>thoraca servari venae section em inquit. Contra enim pror-<text:line-break/>fu<text:span text:style-name="Default_20_Paragraph_20_Font"><text:span text:style-name="T2">t</text:span></text:span>n sanguinis mittendi scopi primum in se plenitudinem<text:line-break/>non comprehendunt, sed <text:span text:style-name="Default_20_Paragraph_20_Font"><text:span text:style-name="T2">ficul</text:span></text:span>i<text:span text:style-name="Default_20_Paragraph_20_Font"><text:span text:style-name="T2">s</text:span></text:span> passionis suspicionem. Nam<text:line-break/>si eam magnam fore apparet, omnino sanguinem mittemus,<text:line-break/>etiamsi nulla existat plenitudinis nota, tantum inspecta aeta-<text:line-break/>te, viribus et regione, quae sola in iis quae adjecta sunt li-<text:line-break/>bro de ratione victus recenseri conspiciuntur. Vigentes<text:line-break/>enim aetate propter pueros et senes in distinctionem assum-<text:line-break/>pfit. Caeterum primi princinesque mittendi sanguinis scopi<text:line-break/>funt morbi ma<text:span text:style-name="Default_20_Paragraph_20_Font"><text:span text:style-name="T2">g</text:span></text:span>nitudo et laborantis robur: et hanc esse<text:line-break/>primam dicendum est fyndromen non plethorlosm, in qua<text:line-break/>servata sit sanguinis missio: in illa enim et haec comprehen-<text:line-break/>ditur, ut quae morbi magnitudinem adaugeat. Quippe non<text:line-break/>suium ubi jam adsit morbus gravis sanguinis detrahendi</text:p>
      <text:p text:style-name="P2">tempus est, fed ubi- sutorum suspicamur. Antevertit enim<text:line-break/>Hippocratis doctrina, qua nos docet quaecunque morbis jam<text:line-break/>praesentibus recte perageremus , melius esse ut ipsa mor-<text:line-break/>bis incipientibus aut imminentibus autevertendo faciamus.<text:line-break/>Quare et propositos <text:span text:style-name="T10">s</text:span>copos ad sanos transferre liceat. Siqui-<text:line-break/>dem et his sanguinem mittere expedit, ubi nimirum magni<text:line-break/>ali cujus morbi metus imminet, ratione habita et aetatis et<text:line-break/>virium, Nam siquis ut magnum incurrat morbum sit hahi-<text:line-break/>lis, licet nullum etiam corpore symptoma acciderit, venam<text:line-break/>tamen secandam censemus. Satis est enim aetatem et vires<text:line-break/>inspexisse. Itaque tria sunt quae agnitionem continent, -morbi<text:line-break/>magnitudo aut praesens aut imminens, aetas florens, et<text:line-break/>virium robur. Forte vero negligentius infis, quam adjecta<text:line-break/>sunt libro de victus ratione acutorum, exposita rideri possit<text:line-break/>una aetatis particula. Nec enim- florentem duntaxat dixisse<text:line-break/>recte habet, sed addenda est- et quae illam praecedit et quae<text:line-break/>fequitur, uti videlicet duae tantum distinctioni eximantur,</text:p>
      <text:p text:style-name="P2">nempe puerorum et fenum. Verum senum aetas in virium<text:line-break/>verbo comprehendi p<text:span text:style-name="Default_20_Paragraph_20_Font"><text:span text:style-name="T2">o</text:span></text:span>test: nulli enim qui ea aetate est;<text:line-break/>r<text:span text:style-name="Default_20_Paragraph_20_Font"><text:span text:style-name="T2">o</text:span></text:span>bur inest. Quibusdam vero medicis ne pueris quidem ru-<text:line-break/>bur inesse vi<text:span text:style-name="Default_20_Paragraph_20_Font"><text:span text:style-name="T2">t</text:span></text:span>um est, sed pe<text:span text:style-name="Default_20_Paragraph_20_Font"><text:span text:style-name="T2">r</text:span></text:span>peram rem intelligentibus, sicut<text:line-break/>alibi n<text:span text:style-name="Default_20_Paragraph_20_Font"><text:span text:style-name="T2">o</text:span></text:span>s ostendimus. Itaque si magnum f<text:span text:style-name="Default_20_Paragraph_20_Font"><text:span text:style-name="T2">o</text:span></text:span>re morbum expe-<text:line-break/>ctamus aut jam praesentem inspicimus aut incipientem, ve-<text:line-break/>nam tondemus virium habita ratione tantumque ex orati<text:span text:style-name="Default_20_Paragraph_20_Font"><text:span text:style-name="T2">o</text:span></text:span>ne<text:line-break/>exemplis pueris, dicemusque minus perfecte positam aetatis<text:line-break/>dignotionem ab en, qui conscripsit ea quae adiecta fiunt<text:line-break/>limo de rictus ratione acut<text:span text:style-name="Default_20_Paragraph_20_Font"><text:span text:style-name="T2">o</text:span></text:span>rum: fatis enim sunt ad inci-<text:line-break/>flendam venam hi duntaxat . scopi Neque enim ubi tanta<text:line-break/>crudorum humorum copia .accumulata est, ut secandam ve-<text:line-break/>nam prohibeat, rati<text:span text:style-name="Default_20_Paragraph_20_Font"><text:span text:style-name="T2">o</text:span></text:span> redarguitur; nam istis virium robur<text:line-break/>n<text:span text:style-name="Default_20_Paragraph_20_Font"><text:span text:style-name="T2">o</text:span></text:span>n adest. Estque .h<text:span text:style-name="Default_20_Paragraph_20_Font"><text:span text:style-name="T2">o</text:span></text:span>c indicium , e<text:span text:style-name="Default_20_Paragraph_20_Font"><text:span text:style-name="T2">o</text:span></text:span>s haud posse sanguinis<text:line-break/>missionem praeferre, quand<text:span text:style-name="Default_20_Paragraph_20_Font"><text:span text:style-name="T2">o</text:span></text:span> una cum c<text:span text:style-name="Default_20_Paragraph_20_Font"><text:span text:style-name="T2">o</text:span></text:span>l<text:span text:style-name="Default_20_Paragraph_20_Font"><text:span text:style-name="T2">o</text:span></text:span>re corp<text:span text:style-name="Default_20_Paragraph_20_Font"><text:span text:style-name="T2">o</text:span></text:span>ris totius,<text:line-break/>qui exciderit ab indicando sanguinem abundare, pulsus adest<text:line-break/>in vehementia et magnitudine inaequalis; exuperantiniis per</text:p>
      <text:p text:style-name="P2">ipsius inaequalitatem imbecillibus et parvis. Definitis itaque<text:line-break/>tribus mittendi sanguinis scopis, nempe morbi magnitudine<text:line-break/>aut praefente aut imminente aut incipiente, ..aetate florente,<text:line-break/>vicium robore, extra puero<text:span text:style-name="Default_20_Paragraph_20_Font"><text:span text:style-name="T2">r</text:span></text:span>um aetatem; ad alia ante dicta<text:line-break/>mittendi sanguinis indicia, quae non pauci medici adjicienda<text:line-break/>censuerunt, nunc accedamus. Coindicant autem haec detra-<text:line-break/>ctionis quantitatem, non ipfam sanguinis detractionem. Ita-<text:line-break/>que ex morbo, aetate et viribus minuendus esse sanguis co-<text:line-break/>gnoscitur: at vacuationis quantitas non ex istis modo; fed<text:line-break/>ex aliis deprehenditur. Ea sunt plethorica vocata fyndrome;<text:line-break/>aeris nos ambientis temperies in tempus et locum divisa,<text:line-break/>eaque quae in anteacta acciderunt vita circa comesurum tum<text:line-break/>quantitatem tum qualitatem, exc<text:span text:style-name="Default_20_Paragraph_20_Font"><text:span text:style-name="T2">r</text:span></text:span>etiouesque ac. motiones<text:line-break/>aut factas aut non factas, sed quaenam sit in his diversitas<text:line-break/>paulo postviderimus.</text:p>
      <text:h text:style-name="Heading_20_2" text:outline-level="2">.Cap. X. </text:h>
      <text:p text:style-name="P8">In p<text:span text:style-name="Default_20_Paragraph_20_Font"><text:span text:style-name="T2">r</text:span></text:span>aefanti autem de utriusque plenitudi-<text:line-break/>nis notis contemplabimur, an ubi eae in homine folita ne-<text:line-break/>gotia obeunte apparuerint, mittendus illi omnino fanguis sit,</text:p>
      <text:p text:style-name="P2">an id. necessarium non fit, ubi nulla magni afiuerit morbi<text:line-break/>.expectatio. Porro quid hac de re santiam, neminem vestrum<text:line-break/>ambigere arbitror, ut qui saepe astiteritis sanguinis missionem<text:line-break/>suadenti tum^ podagricis tum arthriticis tum epilepticis, ad<text:line-break/>haec melancholicis, quique sanguinem antea expuissent, aut<text:line-break/>in thorace structuram sortiti essent ad id malum idoneam,<text:line-break/>praeterea vertiginosis, quique assidue corripi solent angina,<text:line-break/>peripneumonia, pleuritidibus , hepatidibus, ophthalmia ve-<text:line-break/>frementibus, aut, ut in Comma dicam, magno quopiam morbo.<text:line-break/>Nam in illius modi omnibus necessarium esse remedium mi-<text:line-break/>nutionem sanguinis arbitror confestim adhibitam, posthabi-<text:line-break/>tam .virium atque aetatis rationem. Haec .enim si forte. ali-<text:line-break/>qnando non dicantur, subintellige<text:span text:style-name="Default_20_Paragraph_20_Font"><text:span text:style-name="T2">r</text:span></text:span>e oportet. Atqui nihil<text:line-break/>.ejusmodi .nunquam antea perpessi fuerint, omniumq.ue cor-<text:line-break/>poris partium inculpatam sortiti constructionem , geminam<text:line-break/>me vacuationis viam proponere nostis, per venae sectionem<text:line-break/>quidem, si in victu sint intemperantes: citra hanc, fi<text:line-break/>temperantes, Licet enim frictionibus multis balneisque</text:p>
      <text:p text:style-name="P2">et ambulationibus aliisque motionibus, ad haec unctio-<text:line-break/>nibus digerentibus, celeriter plenitudinem exhaurire, si<text:line-break/>utique ridebitur non esse crassi sanguinis abundantis- Ta-<text:line-break/>lis est ut plurimum melancholicus ,. raro- vero crudorum<text:line-break/>quos vocant humorum. Caeterum in redundantia humoris<text:line-break/>melancholici sanguinem mittere praestat, aut certe omni-<text:line-break/>no medicamento uti atram bilem expurgante. At ubi cru-<text:line-break/>di succi exuperant, antequam morbus. invaserit, caute va-<text:line-break/>curius: sed ubi jam febris corripuerit, ut ante monui, ne-<text:line-break/>quaquam. Habebis vero eorum indicium tum colorem veluti<text:line-break/>plumbeum, aut ex pallido album omnisque potius quam<text:line-break/>rubrum, tum pulsuum inaequalitatem. Si vero etiam admo-<text:line-break/>dum creverit talis plenitudo, tum et corporis illis gravitas<text:line-break/>inest, atque ad motus pigritia, tum mentis tarditas et <text:span text:style-name="Default_20_Paragraph_20_Font"><text:span text:style-name="T2">t</text:span></text:span>ensus<text:line-break/>hebetudo. Contra vero si quibus ex compressis haemor<text:span text:style-name="Default_20_Paragraph_20_Font"><text:span text:style-name="T2">r</text:span></text:span>h<text:span text:style-name="Default_20_Paragraph_20_Font"><text:span text:style-name="T2">o</text:span></text:span>idi-<text:line-break/>bns cumulatus in corpore fanguis extiterit, audacter venam<text:line-break/>incides, etiam si antea gravem experti morbum non fuerint.<text:line-break/>Fieri enim potest, ut apti quidem ad ejusmodi aliquem fue-<text:line-break/>rit, caete<text:span text:style-name="Default_20_Paragraph_20_Font"><text:span text:style-name="T2">r</text:span></text:span>um ob inanitionem, quae ex hoemorrhordibus fit,</text:p>
      <text:p text:style-name="P2">nondum perpessi. Porro si quae illis partes pravam sortitae<text:line-break/>structuram appareant, ac potissimum in thorace, omnino. eis<text:line-break/>ocissime sanguinem detrahes.</text:p>
      <text:h text:style-name="Heading_20_2" text:outline-level="2">Cap. XI, </text:h>
      <text:p text:style-name="P8">Idem me sentire novistis et de mulieribus,<text:line-break/>quibus menstrua restitit purgatio. Neque enim prosectu pro-<text:line-break/>roganda in his evacuatio est, non tamen necesse est illis ve-<text:line-break/>nam scindere: quippe quum malleorum scarificationes super-<text:line-break/>fluitati quandoque evacuandae satis esse queant: et quae et<text:line-break/>alioqui hoc etiam habent, quod mensium evacuationem ciere<text:line-break/>possunt, sicut. etiam in malleolis- ac poplitibus incisae venae.<text:line-break/>Nam plenitudines a suppressis mensibus ortas omnino per<text:line-break/>crura evacuabis, sive venam secare oporteat sive scarificare.<text:line-break/>Sectae enim in cubito venae mulierum revellere purgationem<text:line-break/>assolent. Porro quae ex mulieribus albidiores sunt, fangui-<text:line-break/>netn acervare tenuem solent: quocirca adhibitis malleorum<text:line-break/>Icarisicationibus maxime juvantur. At quae nigriores sunt<text:line-break/>secta vena curatu: crassiorem enim sanguinem ac magis me-<text:line-break/>Iancholic<text:span text:style-name="Default_20_Paragraph_20_Font"><text:span text:style-name="T2">n</text:span></text:span>m colligunt, magis vero etiam si magnas habere</text:p>
      <text:p text:style-name="P2">venas appareant, quod. illis accidit quae graciliores sunt ac<text:line-break/>nigriores.. Carnosis vero et candidis parvae infiunt venae,<text:line-break/>quibus malleolos fcarificare quam venam secare praestiterit,<text:line-break/>quippe quum hae parvas ini cruribus venas habeant r itaque<text:line-break/>etiam si probe secentur, quod justum tamen fit non profluat.<text:line-break/>Caeterum non contemnenda venae sectio est, tanquam n<text:span text:style-name="Default_20_Paragraph_20_Font"><text:span text:style-name="T2">o</text:span></text:span>n<text:line-break/>sit auxilium <text:span text:style-name="Default_20_Paragraph_20_Font"><text:span text:style-name="T2">r</text:span></text:span>evulsorium, quum me saepenumero conspexe-<text:line-break/>xitis in valida sanguinis a naribus eruptione eo usum <text:span text:style-name="Default_20_Paragraph_20_Font"><text:span text:style-name="T2">r</text:span></text:span>e-<text:line-break/>pente fluxionem sedasse... Expedit autem, uti vidistis, non eo<text:line-break/>usque sanguinem educere, dum ad extremum vires ducan-<text:line-break/>tur, sed quoad quod symmetrum moderatumque fit eductum<text:line-break/>videatur pr<text:span text:style-name="Default_20_Paragraph_20_Font"><text:span text:style-name="T2">o</text:span></text:span>rumpentibus sanguinis impetus nondum flac-<text:line-break/>cescat, fed validus permaneat: locare in cubito venam, si<text:line-break/>ex dextra nare prorumpat sanguis in brachio dextro : sin. eni<text:line-break/>altera , in sinistro. Simul autem cum hoc agis, artubus vin-<text:line-break/>cula iniicite aut ex lana aut ex canahe: tum hypochondrio<text:line-break/>directe supposito cucurbitam admittito. Nam haec nos fa-<text:line-break/>ciendo, ut scitis, semper erumpentem ex naribus sanguinem</text:p>
      <text:p text:style-name="P2">compescuimus <text:span text:style-name="Default_20_Paragraph_20_Font"><text:span text:style-name="T7">, </text:span></text:span>quum antea experiundo quae scribunt in<text:line-break/>nares inserenda medicamenta, atque in frontem illinenda in- -<text:line-break/>firma omnia compererim. Itaque ad ea quae supra de san-<text:line-break/>guinis missione dicta sunt. et hoc quoque Menodoti opimis-<text:line-break/>nem convincit, qui putarit plethoricam vocatam syndromem<text:line-break/>remedii nos admonere. Nam quae dicta est affectio, pletbori-<text:line-break/>cae plane contraria esu Adhibemus. autem ad eam sanguinis<text:line-break/>missionem non ut evacuatorium, sed ut revulforium re-<text:line-break/>medium. . .</text:p>
      <text:h text:style-name="Heading_20_2" text:outline-level="2">Cap. XII. </text:h>
      <text:p text:style-name="P8">Nihil aeque artem medicam in agendo<text:line-break/>c<text:span text:style-name="Default_20_Paragraph_20_Font"><text:span text:style-name="T2">o</text:span></text:span>niecturalem efficit, uti. cujusque. remedii quantitas. Etenim<text:line-break/>quum frequenter compertum habeamus tempus instare exui-<text:line-break/>hendi, aut cibi aut potus, ejusque aut calidi aut frigidi<text:line-break/>quantum tamen dandum fit; certo haud novimus. Idemusu<text:line-break/>venit in purgantibus medicinis. Nam quod laboranti prae-<text:line-break/>fiendum sit medicamen, aut bilem tum flavam tum atram<text:line-break/>aut pituitam aut scro<text:span text:style-name="Default_20_Paragraph_20_Font"><text:span text:style-name="T2">t</text:span></text:span>um excrementum evacuans, exacte<text:line-break/>novimus: caeterum quantum praeberi. debeat nescimus.</text:p>
      <text:p text:style-name="P2">Atqui talis exhibitio corrigi p<text:span text:style-name="Default_20_Paragraph_20_Font"><text:span text:style-name="T2">o</text:span></text:span>stea nequit. Nam qu<text:span text:style-name="Default_20_Paragraph_20_Font"><text:span text:style-name="T2">o</text:span></text:span>d semel<text:line-break/>in ventrem devoratum est medicamentum , quo . minus<text:line-break/>omne devoratum fit fieri non potest:: neque p<text:span text:style-name="Default_20_Paragraph_20_Font"><text:span text:style-name="T2">o</text:span></text:span>ssibile<text:line-break/>est, ubi plus quam c<text:span text:style-name="Default_20_Paragraph_20_Font"><text:span text:style-name="T2">o</text:span></text:span>nveniat jam.purgetur h<text:span text:style-name="Default_20_Paragraph_20_Font"><text:span text:style-name="T2">o</text:span></text:span>mo partem<text:line-break/>oblati auferre. At in sanguinis missione summum id bonum<text:line-break/>est, evacuationem dum voles posse sistere, ac rursum, qu<text:span text:style-name="Default_20_Paragraph_20_Font"><text:span text:style-name="T2">o<text:line-break/></text:span></text:span>videatur temp<text:span text:style-name="Default_20_Paragraph_20_Font"><text:span text:style-name="T2">o</text:span></text:span>re, fluere sinere, qu<text:span text:style-name="Default_20_Paragraph_20_Font"><text:span text:style-name="T2">o</text:span></text:span>adusque recte habere<text:line-break/>appareat. Quapropter praestat, nisi quid urgeat, pri<text:span text:style-name="Default_20_Paragraph_20_Font"><text:span text:style-name="T2">o</text:span></text:span>ri.mis.-<text:line-break/>sione minus detrahere, iterumque eam repetere, immo si lu-.<text:line-break/>bet, et tertio. Ubi ergo multe evacuatione est opus, verum<text:line-break/>vires sunt imbecilliores, in his evacuationem partiri expe-<text:line-break/>dit, uti nimirum et me fecisse vidistis in iis, quibus erudio-<text:line-break/>rum inerat hunrorum copia. Nam pauculo sanguine detracto,<text:line-break/>protinus melioratum exhibeo probe coctum cum incidentium<text:line-break/>medicaminum quopiam) velut hyssopo, <text:span text:style-name="Default_20_Paragraph_20_Font"><text:span text:style-name="T2">o</text:span></text:span>rigano, et interim<text:line-break/>etiam nepita, aut pulegio, aut certe cum meliorato .oxymel<text:line-break/>aut oxyglycy: ac sic rursum sanguinem minuo vel ipso eo-.<text:line-break/>dem nonnunquam die, interdum die p<text:span text:style-name="Default_20_Paragraph_20_Font"><text:span text:style-name="T2">o</text:span></text:span>ster<text:span text:style-name="Default_20_Paragraph_20_Font"><text:span text:style-name="T2">o</text:span></text:span>, in qu<text:span text:style-name="Default_20_Paragraph_20_Font"><text:span text:style-name="T2">o</text:span></text:span> rura</text:p>
      <text:p text:style-name="P2">sum exhibito propositorum medicamentorum quopiam ite-<text:line-break/>tum de sanguine quid aufero; acrurfum tertio die similiter<text:line-break/>bis Caeterum ubi fervescentis inest sanguinis plenitudo, acu-<text:line-break/>tissimam accendens febrem subito ac fimus evacuare expc-.<text:line-break/>dit; eamque inanire lentandum, vel ad animi deliquium us-<text:line-break/>que, virium modo inspecto robore. Itaque memini quibus-<text:line-break/>dam sex detractas protinus cotylas aut .postridie aut tertio<text:line-break/>qnartove: quibusdam primo etiam die, quum febris p ri n ci-<text:line-break/>pio noctis coepisset; aut medio,. ac quae pridie comederant<text:line-break/>probe fuissent concocta. Nonnullis autem pridie inaequali-<text:line-break/>talem aut fusiorem aut dolorem capitis alteriusve alicuius<text:line-break/>partis fe lentire querentibus , ac proinde parce esitantibus,<text:line-break/>ubi febris praecedente invasisset nocte, primo etiam die me<text:line-break/>sanguinem detraxisse memini. Nam in quibus tibi sanguinis<text:line-break/>ferventis copia apparet, quam ocissime eum vacuare cons-<text:line-break/>tor, priusquam in principem aliquam partem ingruat. Quam-<text:line-break/>obrem nec per noctem sanguinem aliquando mittere ve-<text:line-break/>rearis. Siquidem ridiculum esit quod quidam factitant, a</text:p>
      <text:p text:style-name="P2">fecunda diei hora ad quintam aut sextam solummodo san-<text:line-break/>guinem mittentes, haud alio quovis tempore, quos fi n<text:span text:style-name="Default_20_Paragraph_20_Font"><text:span text:style-name="T2">o</text:span></text:span><text:span text:style-name="Default_20_Paragraph_20_Font"><text:span text:style-name="T1">n<text:line-break/></text:span></text:span>clysteres; ribum aliaque. exhibere remedia quocunque tem-<text:line-break/>pore noctis vidissem, graviter p<text:span text:style-name="Default_20_Paragraph_20_Font"><text:span text:style-name="T2">r</text:span></text:span>ofecto in illos invehere<text:span text:style-name="Default_20_Paragraph_20_Font"><text:span text:style-name="T2">t,<text:line-break/></text:span></text:span>Quoniam vero omnia agunt, haud praefinit<text:span text:style-name="Default_20_Paragraph_20_Font"><text:span text:style-name="T2">o</text:span></text:span> uno horarum<text:line-break/>numero omnibus morbis communi, fied ut affectus moneat, in<text:line-break/>siola autem missione sanguinis dictum modo tempus semper<text:line-break/>observant, tolerabilis est illorum error. Sic itaque affectis<text:line-break/>aegrotis,. ut diximus, expedit et ad usque animi desectum<text:line-break/>sanguinem educere. Novi enim ex iis quosdam necessario<text:line-break/>ex animi deliquio refrigeratos, ac toto corpore assiuentibus<text:line-break/>madoribus et alvo rupta celerrime morbo liberatos. Utile<text:line-break/>est autem pulsuum diminutionibus animum advertere, tam-<text:line-break/>gendo eos sanguine etiamnum fluente, sicut in aliis omnibus,<text:line-break/>dum sanguis mittitur, facere consuevi, ne videlicet nobis nec<text:line-break/>opinantibus pr<text:span text:style-name="Default_20_Paragraph_20_Font"><text:span text:style-name="T2">o</text:span></text:span> animi deliquio mors occupet, quod sane<text:line-break/>tribus evenisse medicis novi. Venam i<text:span text:style-name="Default_20_Paragraph_20_Font"><text:span text:style-name="T2">o</text:span></text:span>cabat eorum unus nru-</text:p>
      <text:p text:style-name="P2">heri febricitanti, aliorum uterque err<text:span text:style-name="Default_20_Paragraph_20_Font"><text:span text:style-name="T2">o</text:span></text:span>, test ad tantum animi<text:line-break/>duxere deliquium, ut vires recuperari non possent. Proinde<text:line-break/>satius est tam copiofis vacua clunibus abstinere, nisi magna<text:line-break/>incumbat necessitas. Quin et revulfionem, n<text:span text:style-name="Default_20_Paragraph_20_Font"><text:span text:style-name="T2">o</text:span></text:span>n leve et ipsam<text:line-break/>auxilium, qu<text:span text:style-name="Default_20_Paragraph_20_Font"><text:span text:style-name="T2">o</text:span></text:span>dque saepe secta adhibetur vena, quanto ntaj<text:span text:style-name="Default_20_Paragraph_20_Font"><text:span text:style-name="T2">o-<text:line-break/></text:span></text:span>rem in numerum particulares auxeris detractiones, tanto esu<text:line-break/>ficaciorem effeceris. Haec itaque praenovisse praestabat. .</text:p>
      <text:h text:style-name="Heading_20_2" text:outline-level="2">Cap. XIII.</text:h>
      <text:p text:style-name="P10"><text:s/>Rursum autem a principi<text:span text:style-name="Default_20_Paragraph_20_Font"><text:span text:style-name="T2">o</text:span></text:span> ad propositum<text:line-break/>reversi speculaticnem exp<text:span text:style-name="Default_20_Paragraph_20_Font"><text:span text:style-name="T2">o</text:span></text:span>namus quae summe necessaria<text:line-break/>esse compertum habemus iis, qui innoxie venae sectionem<text:line-break/>obire semper volenti Primum omnium scire convenit, dum<text:line-break/>propositi scopi hujus praesidii augentur, majorem indicare<text:line-break/>evacuationem, dum vero exolvantur; tantum detrahendum<text:line-break/>de sanguinis missione, quanto illi minores evaferint. . Morbi<text:line-break/>itaque magnitudo cum virium r<text:span text:style-name="Default_20_Paragraph_20_Font"><text:span text:style-name="T2">o</text:span></text:span>bore primi erant mittendi<text:line-break/>sanguinis scopi, ille quidem quae facienda funi indicans, hic<text:line-break/>ta<text:span text:style-name="Default_20_Paragraph_20_Font"><text:span text:style-name="T2">n</text:span></text:span>quam illum haud prohibens, id qu<text:span text:style-name="Default_20_Paragraph_20_Font"><text:span text:style-name="T2">o</text:span></text:span>d contra indicare^ ju-</text:p>
      <text:p text:style-name="P2">morum medicorum quidam appella<text:span text:style-name="Default_20_Paragraph_20_Font"><text:span text:style-name="T2">n</text:span></text:span>t. N<text:span text:style-name="Default_20_Paragraph_20_Font"><text:span text:style-name="T2">o</text:span></text:span>nnunquam enim<text:line-break/>affectio mittendum .sanguinem commonet, caeterum virium<text:line-break/>contra robur prohibet. Quibus amb<text:span text:style-name="Default_20_Paragraph_20_Font"><text:span text:style-name="T2">o</text:span></text:span>bus sc<text:span text:style-name="Default_20_Paragraph_20_Font"><text:span text:style-name="T2">o</text:span></text:span>pis prae<text:span text:style-name="Default_20_Paragraph_20_Font"><text:span text:style-name="T2">s</text:span></text:span>entibus<text:line-break/>constat, ut ante diximus, nullam esse crudorum humerum<text:line-break/>tantam talemque plenitudinem, quae hoc inhibere auxilium<text:line-break/>possit. Deinde considerandum .quae . fit naturalis h<text:span text:style-name="Default_20_Paragraph_20_Font"><text:span text:style-name="T2">o</text:span></text:span>minis<text:line-break/>temperies. Nam quibus amplae fiunt venae, quique m<text:span text:style-name="Default_20_Paragraph_20_Font"><text:span text:style-name="T2">o</text:span></text:span>dice<text:line-break/>graciles su<text:span text:style-name="Default_20_Paragraph_20_Font"><text:span text:style-name="T2">n</text:span></text:span>t nec candidi, neque tenera carne praediti; co-<text:line-break/>piosius evacuabis, contrarios autem parcius, quippe qui exi-<text:line-break/>guum habeant sanguinis carnemque facile tranfpirabile<text:span text:style-name="Default_20_Paragraph_20_Font"><text:span text:style-name="T2">t</text:span></text:span>n.<text:line-break/>Hac rati<text:span text:style-name="Default_20_Paragraph_20_Font"><text:span text:style-name="T2">o</text:span></text:span>ne nec pueris venam tundes, usque ad . quartum<text:line-break/>decimum aetatis aunum,. post quem si multus congestus fan-<text:line-break/>gula appareat, tempusque anni vernum suerit, regioque na-<text:line-break/>tura temperata et pueri natura bene sanguinea , sanguinem<text:line-break/>minues, multoque magis si aut peripneumoniae aut angi-<text:line-break/>nae aut plemitidis aut altarius acuti gravisque morbi peri-<text:line-break/>culum incumbat. Detrahes autem primum .ut summum ad<text:line-break/>cotylam usque. Qu<text:span text:style-name="Default_20_Paragraph_20_Font"><text:span text:style-name="T2">o</text:span></text:span>d si p<text:span text:style-name="Default_20_Paragraph_20_Font"><text:span text:style-name="T2">o</text:span></text:span>stea perpendenti vices permanere</text:p>
      <text:p text:style-name="P2">validae videantur, dimidium ejus adiicies reiterata missione.<text:line-break/>Didicisti autem vehementi pullili cum aequabilitate, tahquaui<text:line-break/>minime fallaci virium robustarum signo, fidem semper ha-.<text:line-break/>bendam esse, ex abundanti .autem et magno. Itaque et se-<text:line-break/>ptuagenariis modo dicti adsint pullus, si affectus jttbeat, ve-<text:line-break/>nam secabis. Sunt enim quidam et in hac aetate multi fan-<text:line-break/>gninis viresque habent robustas, sicut alii sicci et pauci fan-<text:line-break/>guiuis et facile arescentes quatis percussa pa<text:span text:style-name="Default_20_Paragraph_20_Font"><text:span text:style-name="T2">r</text:span></text:span>te. . Itaque noti<text:line-break/>numero ann<text:span text:style-name="Default_20_Paragraph_20_Font"><text:span text:style-name="T2">o</text:span></text:span>rum solummodo animum advertes, quod qui<text:span text:style-name="Default_20_Paragraph_20_Font"><text:span text:style-name="T2">a<text:line-break/></text:span></text:span>Iam faciunt, sed et corporis habitui. . Nam sunt qui scxage-<text:line-break/>simo aetatis anno venae sectionem non ferant, quum quidam<text:line-break/>qui septuaginta nati sunt annos perferant. Verius tam en mi-<text:line-break/>nus his utique detrahes, allatu si eandem habere affectionem)<text:line-break/>quam florens corpus appareant.</text:p>
      <text:h text:style-name="Heading_20_2" text:outline-level="2">Cap. XIV. </text:h>
      <text:p text:style-name="P10">Optimum autem fuerit, priusquam ape.;<text:line-break/>riatut vena, haec omnia considerare et maxime haemorrhois<text:line-break/>dibus supp<text:span text:style-name="Default_20_Paragraph_20_Font"><text:span text:style-name="T2">r</text:span></text:span>essis aut muliebri purgatione; Ubi vero incisu<text:line-break/>vena fanguis effluit, mutatione ejus et maxime quum adest</text:p>
      <text:p text:style-name="P2">jam phlegmo<text:span text:style-name="Default_20_Paragraph_20_Font"><text:span text:style-name="T2">n</text:span></text:span>e, Iabascentique flexionis robori, p<text:span text:style-name="Default_20_Paragraph_20_Font"><text:span text:style-name="T2">o</text:span></text:span>tissimum<text:line-break/>autem pulsuum mutationi ta<text:span text:style-name="Default_20_Paragraph_20_Font"><text:span text:style-name="T2">n</text:span></text:span>quam indicio haudquaquam<text:line-break/>mendam animus diligenter .attendendus est, conti<text:span text:style-name="Default_20_Paragraph_20_Font"><text:span text:style-name="T2">n</text:span></text:span>uoque<text:line-break/>quiefcendum pulsu alterafcente aut in magnitudine aut in<text:line-break/>quavis inaequabilitate. Nam de mutatione in imbecillitatem<text:line-break/>quid attinet dicere ? didicisti enim in hac qualitate certam<text:line-break/>fleri discretionem firmarum infirmarumque virium. In qui- .<text:line-break/>bus autem juxta sectam ve<text:span text:style-name="Default_20_Paragraph_20_Font"><text:span text:style-name="T2">n</text:span></text:span>am phlegmone est ingens, opti-<text:line-break/>nmm est sanguinis et in colore et lu consistentia mutatio<text:span text:style-name="Default_20_Paragraph_20_Font"><text:span text:style-name="T2">n</text:span></text:span>em<text:line-break/>expectare , sicut. indicavit Hippocrates in libro de acutorum<text:line-break/>rictu, quando de pleuritide verba facit; alius .enim est qui<text:line-break/>in phlegmone est sanguis ab eo qui secundum naturam ut-<text:line-break/>pole plus excalfactus. Nam si antea crudi<text:span text:style-name="Default_20_Paragraph_20_Font"><text:span text:style-name="T2">o</text:span></text:span>r erat, rubrior<text:line-break/>modo et flavior efficitur, sin ejusmodi prius suerat, ad atre-<text:line-break/>dinem ve<text:span text:style-name="Default_20_Paragraph_20_Font"><text:span text:style-name="T2">r</text:span></text:span>git adustione. P<text:span text:style-name="Default_20_Paragraph_20_Font"><text:span text:style-name="T2">r</text:span></text:span>oinde Hippocrates de pleuriticis<text:line-break/>hunc in modum scripsit: <text:span text:style-name="Default_20_Paragraph_20_Font"><text:span text:style-name="T2">secanda ver</text:span></text:span>o <text:span text:style-name="Default_20_Paragraph_20_Font"><text:span text:style-name="T2">in cubit</text:span></text:span>o <text:span text:style-name="Default_20_Paragraph_20_Font"><text:span text:style-name="T2">vena in-<text:line-break/>terna; nec vereari</text:span></text:span>s <text:span text:style-name="Default_20_Paragraph_20_Font"><text:span text:style-name="T2">multum detrahere; donec rubri</text:span></text:span>o<text:span text:style-name="Default_20_Paragraph_20_Font"><text:span text:style-name="T2">r sia-</text:span></text:span></text:p>
      <text:p text:style-name="P11"><text:span text:style-name="Default_20_Paragraph_20_Font"><text:span text:style-name="T3">v</text:span></text:span><text:span text:style-name="Default_20_Paragraph_20_Font"><text:span text:style-name="T2">iorque multo sinat, aut pro pur</text:span></text:span>o <text:span text:style-name="Default_20_Paragraph_20_Font"><text:span text:style-name="T2">et rubr</text:span></text:span>o <text:span text:style-name="Default_20_Paragraph_20_Font"><text:span text:style-name="T2">lividus, utrum-<text:line-break/>que enim evenit. </text:span></text:span>Siquidem signum constituit assumpti ali-<text:line-break/>cujus in sectam venam ex phlegmone sanguinis, mutatio-<text:line-break/>nem lu eo apparere. Non tamen omni ex parte haec.expe-<text:line-break/>ctanda est, ied est quando; antequam fiat mutatio, cessare<text:line-break/>conveniat, idque duplici nomine, ob infirmas videlicet vires<text:line-break/>-aut phlegmones malignitatem, interdum enim nihil ab ea<text:line-break/>emittitur, sed inibi fortiter constrictus est. Si tamen vires<text:line-break/>exolvi evacuatione nondum rideantur; id quod ex pulsu<text:line-break/>scies, et si cui sanguis mittitur, aetate. sit florenti, expectanda<text:line-break/>est mutati<text:span text:style-name="Default_20_Paragraph_20_Font"><text:span text:style-name="T2">o</text:span></text:span>, potissimum si ambiens sit temperatus. rin<text:span text:style-name="Default_20_Paragraph_20_Font"><text:span text:style-name="T2">o</text:span></text:span> enim<text:line-break/>haec sunt, ob quae maxime c<text:span text:style-name="Default_20_Paragraph_20_Font"><text:span text:style-name="T2">o</text:span></text:span>niectu<text:span text:style-name="Default_20_Paragraph_20_Font"><text:span text:style-name="T2">r</text:span></text:span>alis efficitur evacuati<text:span text:style-name="Default_20_Paragraph_20_Font"><text:span text:style-name="T2">o-<text:line-break/></text:span></text:span>nis in hoc auxilio quantitas, laborantis. natura qualis sit,<text:line-break/>quam utique adamussim novisse non liceat: et ambientis tum-<text:line-break/>peries, qualis sit a misso sanguine iutura. Nam quum febri-<text:line-break/>lis calor multum sanguinis digerit, atque abstinenter lab<text:span text:style-name="Default_20_Paragraph_20_Font"><text:span text:style-name="T2">o-<text:line-break/></text:span></text:span>rans victitat , necessario brevi illum nutrimentum ex sim-</text:p>
      <text:p text:style-name="P2">gnine destituit, interrmque virtus exolxitur. Absumitur au-<text:line-break/>tem ob labora<text:span text:style-name="Default_20_Paragraph_20_Font"><text:span text:style-name="T2">n</text:span></text:span>tis quidem temperiem, si calida humidaque sit,<text:line-break/>cuiusmodi est puerorum: ob ambie<text:span text:style-name="Default_20_Paragraph_20_Font"><text:span text:style-name="T2">n</text:span></text:span>tem vero, si regio sit ca-<text:line-break/>sida et tempus aestivum. Proinde minus detrahimus quam<text:line-break/>plenitudo commonet, quod et aetates quidem attinet, ini pue-<text:line-break/>fis, quod ad corporis habitus, in candidis et quibus mollis<text:line-break/>teneraque est cero , quales Galli sunt, quod ad tempus, sub<text:line-break/>pane: similiter etiam in regionibus et constitutionibus. Alia<text:line-break/>yero ratione, ut et ante propositum esu in contrariis, hoc est<text:line-break/>in frigidis tum temporibus tum locis largam evacuatio-<text:line-break/>nem fugimus, propter insequentem nimirum refrigerationem.<text:line-break/>Quapropter unum definire in quoque dictorum vacuationis<text:line-break/>modum scripto. non licet. Memini enim quibusdam ad sex<text:line-break/>usque libras sanguinem detractum fuisse, ita ut febris proti-<text:line-break/>nus extingueretur nec ulla sequeretur virium afflictio, qui-<text:line-break/>busdam vero sesquilibram haud citra leve falsem virium de-<text:line-break/>trimentum, quibus si quis duas vacuasset, extreme laesisset.<text:line-break/>Quapropter: utiliter quibusdam trnamquoque detraxi alia</text:p>
      <text:p text:style-name="P4">quando, immo vero nonnunquam hac quoque minus, idque<text:line-break/>ex vena aut cubiti aut poplitis aut tali. Nam ex venis, quae<text:line-break/>ad magnos oculorum angulos conspiciuntur, aut sub .lingua, .<text:line-break/>quod certe mentione dignum fit effluere n<text:span text:style-name="Default_20_Paragraph_20_Font"><text:span text:style-name="T2">o</text:span></text:span>n solet; sicut nec<text:line-break/>siquis summa in manu aut pede venam secet, quemadmodum<text:line-break/>putant qui lienem curari ajunt a .venae, quae ad fecundum<text:line-break/>parvum digitum sila est, sectione, de qua fusius deinceps<text:line-break/>disseretur.</text:p>
      <text:h text:style-name="Heading_20_2" text:outline-level="2">Cap. XV. </text:h>
      <text:p text:style-name="P10">Quaecunque igitur de hoc fcemmate sive<text:line-break/>speculatione a medicis dicta funt , ea si scribere aggrediar,<text:line-break/>opus erit. libro iis singillatim dicato, coque ingenti. Caeterum<text:line-break/>quemadmodum in aliis, quae hactenus definita sunt, effeci,<text:line-break/>ut scilicet et mentem meam vobis exponerem , qui eam a<text:line-break/>rebus ipsis probari vidistis, idem nunc quoque faciam sum-<text:line-break/>pto initio ab iis, quae quotidie in laborantibus ridentur,<text:line-break/>quae quidem Hippocrates diligenter observata memoriae<text:line-break/>prodidit; Est vero e<text:span text:style-name="Default_20_Paragraph_20_Font"><text:span text:style-name="T2">o</text:span></text:span>rum unum primariumque caput, hoc<text:line-break/>scilicet: Quibuscunque <text:span text:style-name="Default_20_Paragraph_20_Font"><text:span text:style-name="T4">κατ</text:span></text:span><text:span text:style-name="Default_20_Paragraph_20_Font"><text:span text:style-name="T6"> </text:span></text:span><text:span text:style-name="Default_20_Paragraph_20_Font"><text:span text:style-name="T4">ἴξιν</text:span></text:span><text:span text:style-name="Default_20_Paragraph_20_Font"><text:span text:style-name="T6"> </text:span></text:span>eruptio sanguinis accidit,</text:p>
      <text:p text:style-name="P2">I<text:span text:style-name="Default_20_Paragraph_20_Font"><text:span text:style-name="T2">n</text:span></text:span>tumum id commodum laborantibus affert. Hoc autem <text:span text:style-name="Default_20_Paragraph_20_Font"><text:span text:style-name="T4">κατ</text:span></text:span><text:span text:style-name="Default_20_Paragraph_20_Font"><text:span text:style-name="T6"><text:line-break/></text:span></text:span><text:span text:style-name="Default_20_Paragraph_20_Font"><text:span text:style-name="T4">ιξιν</text:span></text:span><text:span text:style-name="Default_20_Paragraph_20_Font"><text:span text:style-name="T6"> </text:span></text:span>quod in rectum intelligatur, omnibus confessum est,<text:line-break/>quum clarissime saepenumero hac voce <text:span text:style-name="Default_20_Paragraph_20_Font"><text:span text:style-name="T4">καΓ</text:span></text:span><text:span text:style-name="Default_20_Paragraph_20_Font"><text:span text:style-name="T6"> </text:span></text:span><text:span text:style-name="Default_20_Paragraph_20_Font"><text:span text:style-name="T4">ἰξιν</text:span></text:span><text:span text:style-name="Default_20_Paragraph_20_Font"><text:span text:style-name="T6"> </text:span></text:span>in hoc uta-<text:line-break/>mur significato. Quibus vero contra evenit, nihil juvat, aut<text:line-break/>etiam interdum nocet, quod vires scilicet citra morbi leva-<text:line-break/>men dejiciat atque exolvat. Non enim in liene turgente ex<text:line-break/>dextra nare erumpens fanguis, nec in jecore ex sinistra ul-<text:line-break/>lam fert utilitatem r: fed revulfio quibus in directum adhibe-<text:line-break/>tur, evidentem utilitatem celeriter ostendit: quibus contra,<text:line-break/>haud etiam. Dextra igitur nare sanguis erumpens ad dex-<text:line-break/>trum hypochondrium fixa cucurbitula clare celeriterque si-<text:line-break/>stitur, sicut ad sinistrum ex sinistra erumpens. Porro revul-<text:line-break/>sionis causa, si venam faces, in directe quidem oppositis fan-<text:line-break/>guinis eruptionibus citissime conspicuam .videbis utilitatem,<text:line-break/>at si contra seces, nihil prosuerit.</text:p>
      <text:h text:style-name="Heading_20_2" text:outline-level="2">Cap. XVI. </text:h>
      <text:p text:style-name="P10">Sic affecto liene haud aeque adjuverit<text:line-break/>circa anularem digitum sinistrae manus incisa vena, atque<text:line-break/>si internam cubiti secueris, multum enim juvat afflictum lis-</text:p>
      <text:p text:style-name="P2">nem sanguinis ex sinistro brachio detractio. Praestat autem<text:line-break/>semel quantum conveniat extraxisse , fed in duos dies id<text:line-break/>partiri fiatius est. lnvenire tamen nequeo, quam ob rem tue-<text:line-break/>dici lienosis sanguinem detrahere neglexerint, siquidem ego<text:line-break/>ingentem perpetuo utilitatem provenire conspexi,al vel li-<text:line-break/>bra duntaxat una detracta foret. V<text:span text:style-name="Default_20_Paragraph_20_Font"><text:span text:style-name="T2">e</text:span></text:span>r<text:span text:style-name="Default_20_Paragraph_20_Font"><text:span text:style-name="T2">n</text:span></text:span>ationis famen mem-<text:line-break/>fura ex dictis scopis coniicienda est. Quin et pleuriticis<text:line-break/>quae e directo laborantis lateris adhibita fuit sanguinis missio<text:line-break/>clarissimam saepe utilitatem attulit, quae vero ex brachio<text:line-break/>opposito aut omnino obscuram aut certe post temporis in-,<text:line-break/>tervallum. Ad haec oculorum perstrepe dolores gravissimos<text:line-break/><text:span text:style-name="Default_20_Paragraph_20_Font"><text:span text:style-name="T1">e </text:span></text:span>directo venae , quam humeralem nominant, lectio intra<text:line-break/>horae unius spatium compescuit. Conari autem in omnibus<text:line-break/>affectibus praestat, post modicam sanguinis missionem iterato<text:line-break/>mittere, interim eodem die, si ita expedire videatur, interim<text:line-break/>postridie, nisi quando, ut ante dictum est, ad a<text:span text:style-name="Default_20_Paragraph_20_Font"><text:span text:style-name="T2">n</text:span></text:span>imi deliquium<text:line-break/>evacuationem ducere conveniat. Itaque dolentibus oculis hu-</text:p>
      <text:p text:style-name="P2">merulis vocata vena , quaeque ex ea derivata est in cubito<text:line-break/>incisae, luculentum celeriter commodum afferunt; affecto<text:line-break/>vero latere aut pulmone aut septo transverso aut liene aut<text:line-break/>jecore aut ventriculo , ea quae per alas ad cubiti juncturam<text:line-break/>pertingit, Hoc autem casu maxime interior secanda venit,<text:line-break/>quod si non, certe ea quae ab ipsa diducta in juncturae ap-<text:line-break/>paret flexura, Novistis sane paulo ante ab humerali vena<text:line-break/>praedictam diduri; ipsam connectentem. Nam hi tres sunt<text:line-break/>loci mittendi ex cubito sanguinis, interior, exterior, melius.<text:line-break/>Igitur interior utilis est in iis, quibus inferiores collo partes<text:line-break/>patiuntur: ..exterior vero. in iis, quibus quae his superiores<text:line-break/>sunt, ut facies aut caput. Medius locus interdum utrasque<text:line-break/>habet diductas venas in ulteriorem brachii partem tendentes,<text:line-break/>ac deinde hic coeuntes, interim vero celeriter in unum mu-<text:line-break/>tu<text:span text:style-name="Default_20_Paragraph_20_Font"><text:span text:style-name="T2">o</text:span></text:span> congredientes, in ipso videlicet juncturae flexu, ac non-<text:line-break/>nunquam obscuram darum alteram, claram vero alteram.<text:line-break/>Itaque ubi vena, quae parti affectae propria est, obscurior</text:p>
      <text:p text:style-name="P2">fuerit et ad mediarum aliquam accedas, co<text:span text:style-name="Default_20_Paragraph_20_Font"><text:span text:style-name="T2">n</text:span></text:span>are quae a pro-<text:line-break/>.pria diducitur potius incidere. Est vero ubi et quaeinferi<text:span text:style-name="Default_20_Paragraph_20_Font"><text:span text:style-name="T2">o-<text:line-break/></text:span></text:span>res sunt cubiti punctura, eas quae in ulna existunt scilicet,<text:line-break/>nihil seca<text:span text:style-name="Default_20_Paragraph_20_Font"><text:span text:style-name="T2">r</text:span></text:span>e prohibeat, ubi nimirum quae in cubito sunt non<text:line-break/>apparea<text:span text:style-name="Default_20_Paragraph_20_Font"><text:span text:style-name="T2">n</text:span></text:span>t, sed eas certe quae in rectum sunt asseclis. Porro<text:line-break/>tam perspicuum saepe celereque remedium, quae e directo<text:line-break/>affectis partibus venae secantur afferunt, ut et qui patiuntur<text:line-break/>et familiares ipsorum saepenumero obstupescant.</text:p>
      <text:h text:style-name="Heading_20_2" text:outline-level="2">Cap. XVII. </text:h>
      <text:p text:style-name="P10">Itaque ego olim rogatus sum a divite<text:line-break/>quopiam in fuburbiis Romanae urbis, ut rerum suarum oe-<text:line-break/>cononrum inviserem, cui caecitatis imminebat periculum, nam<text:line-break/>ita ille dicebat ; . certe magn<text:span text:style-name="Default_20_Paragraph_20_Font"><text:span text:style-name="T2">o</text:span></text:span> d<text:span text:style-name="Default_20_Paragraph_20_Font"><text:span text:style-name="T2">o</text:span></text:span>lore vexabatur idque diebus<text:line-break/>jam viginti Divitis autem illius familiae praefectus erat me-<text:line-break/>dicns sectae Erafistrateae, a<text:span text:style-name="Default_20_Paragraph_20_Font"><text:span text:style-name="T2">n</text:span></text:span>xie semper venae sectionem re-<text:line-break/>fugiens, Ubi ergo laborante inspecto Iuve<text:span text:style-name="Default_20_Paragraph_20_Font"><text:span text:style-name="T2">n</text:span></text:span>em eum multi<text:line-break/>sanguinis cognovissem , ac ocul<text:span text:style-name="Default_20_Paragraph_20_Font"><text:span text:style-name="T2">o</text:span></text:span>s quidem nondum ulcerat<text:span text:style-name="Default_20_Paragraph_20_Font"><text:span text:style-name="T2">o</text:span></text:span>s</text:p>
      <text:p text:style-name="P2">habere, caeterum phlegmonem maximam fluxionemque, tum<text:line-break/>in ambabus palpebris densitatem , atque in altera quasdam<text:line-break/>etiam asperitates, a quibus oborta caligine aegrotus magis ma-<text:line-break/>gisque d<text:span text:style-name="Default_20_Paragraph_20_Font"><text:span text:style-name="T2">o</text:span></text:span>lebat, ac phlegmone fluxi<text:span text:style-name="Default_20_Paragraph_20_Font"><text:span text:style-name="T2">o</text:span></text:span>que acerbabantur : his,<text:line-break/>inquam, conspectis, cognitaque omni <text:span text:style-name="Default_20_Paragraph_20_Font"><text:span text:style-name="T2">r</text:span></text:span>atione curationis, qua<text:line-break/>medicus ille u<text:span text:style-name="Default_20_Paragraph_20_Font"><text:span text:style-name="T2">t</text:span></text:span>us fuerat: me quidem assidue in- suburbium<text:line-break/>ventre messe negabam, caeterum ex usu esse, ut triduum ut<text:line-break/>minimum hominem parvis temporum intervallis inspicerem.<text:line-break/>Permitte igitur illum, inquam, mihi, si ridetur, tres hosce<text:line-break/>dies. humo vero, inquit, ut facias obsec<text:span text:style-name="Default_20_Paragraph_20_Font"><text:span text:style-name="T2">r</text:span></text:span>o, gratiamque ha-<text:line-break/>hebe; quin .jam hominem tecum ad aedes tuas in u<text:span text:style-name="Default_20_Paragraph_20_Font"><text:span text:style-name="T2">r</text:span></text:span>bem ad-<text:line-break/>duc. Vehit autem circiter boram quintam; ac prima proti-<text:line-break/>nus detractione tres sanguinis libras exhausi, deinde hora<text:line-break/>nona aliam. A quibus mi<text:span text:style-name="Default_20_Paragraph_20_Font"><text:span text:style-name="T2">r</text:span></text:span>ifice refectus inunctus est postero<text:line-break/>die mollium collyriorum quopiam, cui admixtum e<text:span text:style-name="Default_20_Paragraph_20_Font"><text:span text:style-name="T2">r</text:span></text:span>at quod<text:line-break/>vinum habet, sicuti in ejusmodi facere consuevimus; illitu<text:line-break/>fub palpebris facto, specilli culpide in summo medicamen<text:line-break/>impositum ferente. Id primum quidem mane faciebam, dein-</text:p>
      <text:p text:style-name="P2">de ad horam tertiam, postea ad nonam. Post quas inunctiones<text:line-break/>fub <text:span text:style-name="Default_20_Paragraph_20_Font"><text:span text:style-name="T2">o</text:span></text:span>ccasum felis in balneum ductus eft. P<text:span text:style-name="Default_20_Paragraph_20_Font"><text:span text:style-name="T2">o</text:span></text:span>stero deinde die<text:line-break/>palpebris extra versis bis inunctus est, majore copia collyrii<text:line-break/>illius quod vinum recipit molli illi collyri<text:span text:style-name="Default_20_Paragraph_20_Font"><text:span text:style-name="T2">o</text:span></text:span> admixta : dein<text:line-break/>ad ve<text:span text:style-name="Default_20_Paragraph_20_Font"><text:span text:style-name="T2">t</text:span></text:span>peram lotus est. Postridie vero mane obvius diviti illi<text:line-break/>egressus, eo loci ubi ex vehiculis descendere s<text:span text:style-name="Default_20_Paragraph_20_Font"><text:span text:style-name="T2">o</text:span></text:span>lent salutavit<text:line-break/>illum oculis apertis phlegtnoneque ae fluxione plane libe-<text:line-break/>ris, qui ante biduum illos ne aperire quidem prae fluxione<text:line-break/>atque dolore potuerat. Itaque res iucantationi similis vi<text:span text:style-name="Default_20_Paragraph_20_Font"><text:span text:style-name="T2">t</text:span></text:span>a<text:line-break/>est, adeo ut et ipsis ille curationis celeritatem admiratus<text:line-break/>exclamaret, unaque qui cum eo erant omnes in clamorem<text:line-break/>prorumperent, quum nos interim haud magnum .quippiam<text:line-break/>fecissemus, nisi tantum ex medici illius comparatio ne, qui<text:line-break/>summum malum attulerat venae sectionis metu. P<text:span text:style-name="Default_20_Paragraph_20_Font"><text:span text:style-name="T2">o</text:span></text:span>rro ex<text:line-break/>palpebris restabant extergendae lab<text:span text:style-name="Default_20_Paragraph_20_Font"><text:span text:style-name="T2">o</text:span></text:span>ranti tum densitates ilo<text:line-break/>lae tum asperitates, caeterum id fieri non poterat citra me-<text:line-break/>dicamentum mordax. Atqui ferre illud neutiquam potuisset,</text:p>
      <text:p text:style-name="P2">nisi prius vacuatus foret : dictum enim saepe a nobis demon-<text:line-break/>stratumque est acria omnia .medicamenta parti cuivis adsto-<text:line-break/>ta, nili vacuum corpus omne fuerit atque adamussim exere-<text:line-break/>menti expers fluxionem attrahere phlegmonemque efficere.<text:line-break/>Percontatus itaque tunc dives, quaenam ea fuisset incantatio;<text:line-break/>reque omni intellecta, exinde Erafistrataeum illum medicum<text:line-break/><text:span text:style-name="Default_20_Paragraph_20_Font"><text:span text:style-name="T4">αἱμοφόβον</text:span></text:span><text:span text:style-name="Default_20_Paragraph_20_Font"><text:span text:style-name="T6">, </text:span></text:span>quasi dicasfanguifugum, nominabat. Haec itaque<text:line-break/>narratio utriusque indicationem continet, tum quod in asse-<text:line-break/>orionibus ejusmodi venam ferare oporteat, quod in praesenti<text:line-break/>oratione propositum nobis haud erat, tum quod e directo<text:line-break/>laborantium partium; praeterea humerales venas secandas,<text:line-break/>ubi fuperiores pectoris partes laborant.</text:p>
      <text:h text:style-name="Heading_20_2" text:outline-level="2">cap. XVlll. </text:h>
      <text:p text:style-name="P10">Porro quemadmodum praedictae omnes<text:line-break/>partes in cubito <text:span text:style-name="Default_20_Paragraph_20_Font"><text:span text:style-name="T2">t</text:span></text:span>ecta vena Iuvantur, ut dictiun est, sic quae<text:line-break/>his inferiores funt illis quae per poplites et malleolos de-<text:line-break/>currunt. Sunt autem dictis inferiores coxendix, uterus, ve-<text:line-break/>sica. At renes cui parti adscribi debeant ambigunt, siquidem<text:line-break/>inferiores funt iis quas prius recensuimus , superiores vero</text:p>
      <text:p text:style-name="P2">quam eae quas secundo loco. Itaque misso ex cubitu san-<text:line-break/>guini interdum auscultant, ubi videlicet recens suerit phle-<text:line-break/>gmone c<text:span text:style-name="Default_20_Paragraph_20_Font"><text:span text:style-name="T2">o</text:span></text:span>piaque sanguinis affuerit, quibus vero affectioinest,-<text:line-break/>quam proprie nephritin nominant, eam quae in poplite est<text:line-break/>secare expedit, aut certe quae in malleolis f<text:span text:style-name="Default_20_Paragraph_20_Font"><text:span text:style-name="T2">o</text:span></text:span>nti Porr<text:span text:style-name="Default_20_Paragraph_20_Font"><text:span text:style-name="T2">o</text:span></text:span> uteri<text:line-break/>inflammationes magis etiam quam renum a venis in crure<text:line-break/>suetis juvantur. Nam quae ex cubito fiunt evacuationes aliud<text:line-break/>etiam habent. adsumtum malum, nempe quod purgationes<text:line-break/>menstruas comprimant, sanguinem ad superiores corporis<text:line-break/>partes retrahendo, quae vero fiunt ex cruribus, tantum abest<text:line-break/>ut retrahant, ut etiam menses promoveant, ac ubi id facere<text:line-break/>volueris, tempus consueti musieri circuitus tribus quatuorve<text:line-break/>diebus antevertens, aut vena incisa aut scarificatis malleolis<text:line-break/>cruris unius pauculum evacuato, deinde postero die simili-<text:line-break/>ter sarito lu crure altero: ut tamen etiam istis diebus in<text:line-break/>quibus vacuas et ante eos. quatuor aut quinque extenuantem<text:line-break/>victum procures. .Conscriptus est autem a nobis. seorsum li-</text:p>
      <text:p text:style-name="P2">ber de victu extenuante. Sed mulieribus sine hujusmodi vi-<text:line-break/>etus ratione menses abunde provocant et nepita et pule-<text:line-break/>gium. Exhibebis ea in meliorato cocta, .fed antea contusa,<text:line-break/>arida, crib<text:span text:style-name="Default_20_Paragraph_20_Font"><text:span text:style-name="T2">r</text:span></text:span>oque subtili disicreta, ac ru<text:span text:style-name="Default_20_Paragraph_20_Font"><text:span text:style-name="T2">ct</text:span></text:span>um trita usque dum<text:line-break/>pollinem tenuitate referant, ita denique meli<text:span text:style-name="Default_20_Paragraph_20_Font"><text:span text:style-name="T2">o</text:span></text:span>rato insperge.<text:line-break/>Porro convenientissimum potui tempus est balneo; involutis<text:line-break/>adhuc linteo. Atque haec quidem medicamenta mitia sunt.<text:line-break/>Valentiora flant fa vina et distantum, caeterum usus ante<text:line-break/>dictis similis. Datur autem et hoc tempore medicamentum,<text:line-break/>quod et proprie amarum appellatur, centum habens drach-<text:line-break/>mas aloes, mixtis aliorum medicaminum cujusque fex. opti-<text:line-break/>mum est, ubi cinnamomum acceperit. Sed haec obiter sint<text:line-break/>dicta, quamquam non a re ipsa aliena, quandoquidem san-<text:line-break/>guinis ex utero fluxus auxiliantur, cum evacuatione ex crus.<text:line-break/>ribns, quae fiat aut malleolis scarificatis aut incisa in talo<text:line-break/>aut poplite vena. Memini me ischladas sive coxendices uno<text:line-break/>die facta ex crure evacuatione curasse, nimirum ubi non ex</text:p>
      <text:p text:style-name="P2">frigore, Ied impletis sanguine; quae in coxit funtr venis pro-<text:line-break/>venisseut. Quare secta i<text:span text:style-name="Default_20_Paragraph_20_Font"><text:span text:style-name="T2">n</text:span></text:span> poplite vena commodior ita asse.-<text:line-break/>ctis est quam in malleolo :. fcarificatio autem nihil perspicuo<text:line-break/>illis prodest</text:p>
      <text:h text:style-name="Heading_20_2" text:outline-level="2">Cap. XIX; </text:h>
      <text:p text:style-name="P10">Porro, ut summatim dicam, incipientes<text:line-break/>phlegmonas revulsu evacuare oportet r quae vero inveteratae<text:line-break/>jam sunt, ex ipsis; si fieri potest; affectis partibus r qu<text:span text:style-name="Default_20_Paragraph_20_Font"><text:span text:style-name="T2">o</text:span></text:span>d si ne-<text:line-break/>queat; saltem ex vicinis. Etenim iit incipientibus avertere<text:line-break/>quod influit expedit, in invete<text:span text:style-name="Default_20_Paragraph_20_Font"><text:span text:style-name="T2">r</text:span></text:span>atis autem ipsum tantum<text:line-break/>quod affectae parti infixum est evacuare. Evacuabitur porro<text:line-break/>id optime per -venas coniunctas cntn iis, quae in partibu<text:span text:style-name="Default_20_Paragraph_20_Font"><text:span text:style-name="T2">s<text:line-break/></text:span></text:span>ipsis fuut sitae: Huic rationi experientia quoque subscribit.<text:line-break/>Quorirca quae in gutture et arteria grani torquentur in-<text:line-break/>flammatione; ru principio quidem secta in cubito vena, post<text:line-break/>principium autem sub ipfa lingua magnifice prodest, incisis<text:line-break/>videlicet venis quae iub ea sunt ambabus- Sic induratae^<text:line-break/>phlegmonarum in oculis reliquiae; secta quae ad magnum de-</text:p>
      <text:p text:style-name="P2">currit angulum vena, mirifice Iuvantur i sicut capitis gravi-.<text:line-break/>lates et inveteratos in eo ex plenitudine dolores levare;<text:line-break/>manifeste finiet tusa in fronte Vena r at incipientes aut etiam<text:line-break/>rigentes per cucurbitam in cervice procurata retractio, in-<text:line-break/>terim quidem salam, interim cum fcarificatioue. Caeterum<text:line-break/>praevacuatum esse corpus universum oportet. Eadem ratione<text:line-break/>incipientes in occipitio dolores aut etiam rigentes incisa<text:line-break/>frontis vena juvat. Quippe revulsiones cum evacuatione ad-<text:line-break/>hiberi magis debent in fluxionibus incipientibus : quae vero -<text:line-break/>fiunt, ex ipsis partibus. affectis aut illis vicinis in phlegmo-<text:line-break/>nis quae velut scirrhi naturam referunt. In quibus autem<text:line-break/>corporibus nulla dum particula affecta est, caeterum vacu-<text:line-break/>ationem vere ineunte autevertimus, in iis, fi quidem talis sit<text:line-break/>homo, qui quotannis aestivo tempore fabrilibus morbis ob-<text:line-break/>noxius esse assolet, atque eorum suppedi talionem evacuare<text:line-break/>studemus, aeque pars quaevis in sanguinis detractionem ac-<text:line-break/>commoda est, sicut sine etiam, si arthriticus sit, omnibus arti-</text:p>
      <text:p text:style-name="P2">culis labo<text:span text:style-name="Default_20_Paragraph_20_Font"><text:span text:style-name="T2">r</text:span></text:span>ans. Quibus autem eximie pera quaepiam, ubi<text:line-break/>prius evacuati hon fuerint, infestetur, haud aeque liceat ex<text:line-break/>quavis parte evacuationem moliri, verum sicut in iis, qui<text:line-break/>pati jam occipiunt. Quamobrem podagricos ex cubito eva-<text:line-break/>e<text:span text:style-name="Default_20_Paragraph_20_Font"><text:span text:style-name="T2">n</text:span></text:span>ato : comitialibus vero morbis vertigi ussi usque obnoxios<text:line-break/>potius ex cruribus. Caeterum si retentae haemorrhoides miti.<text:line-break/>tendi sanguinis occasio sint; siquidem cohibere eas voles,<text:line-break/>quae i<text:span text:style-name="Default_20_Paragraph_20_Font"><text:span text:style-name="T2">n</text:span></text:span> brachio sunt, sin provocare; quae in cruribus sunt<text:line-break/>venas fecare convenit t at in iis, quibus repressi sunt men-<text:line-break/>fes, femper in cruribus. Non enim ut in haemorrhoidibus<text:line-break/>quidam ejusmodi liberari evacuatione volunt, quidam ha-<text:line-break/>here etiam gaudent, ita quoque fe res habet in mensium pur-<text:line-break/>gastone. Quippe quum haemorrhoidum evacuationem verea-<text:line-break/>mur, he in tantam evadat immoderationem, ut hominem veI<text:line-break/>protluus interimat vel hydropicum aut cachecticum , hoc<text:line-break/><text:span text:style-name="Default_20_Paragraph_20_Font"><text:span text:style-name="T2">o</text:span></text:span>si habitus mali reddat: at uteri purgationibus, ut quae fe-<text:line-break/>eundum naturam furit, tale ullus evehit. Accedit tamen ali-<text:line-break/>quando ut ex utero per erosionenr fanguis erumpat. in qui-</text:p>
      <text:p text:style-name="P1">bus non idem est curationis fcopus , siquidem haud effluere<text:line-break/>sanguinem v<text:span text:style-name="Default_20_Paragraph_20_Font"><text:span text:style-name="T2">o</text:span></text:span>lumus uti ex mensibus, sed plane sistere consi .</text:p>
      <text:p text:style-name="P5">- lium est. Communis ergo in his omnibus, iis qui vere ine-<text:line-break/>unte ad sanguinis missionem accedunt, haec ratio esu Si-<text:line-break/>quidem insigniter infirmam partem aliquam habeant, in<text:line-break/>quam quae colligitur plenitudo decumbat, per revulsi<text:span text:style-name="Default_20_Paragraph_20_Font"><text:span text:style-name="T2">o</text:span></text:span>nem<text:line-break/>evacuare: at si tale nihil sit, qua cuique magis placebit, ex-<text:line-break/>cepta tamen aut haem<text:span text:style-name="Default_20_Paragraph_20_Font"><text:span text:style-name="T2">o</text:span></text:span>rrh<text:span text:style-name="Default_20_Paragraph_20_Font"><text:span text:style-name="T2">o</text:span></text:span>idis, aut mensium retenti<text:span text:style-name="Default_20_Paragraph_20_Font"><text:span text:style-name="T2">o</text:span></text:span>ne, ut<text:line-break/>paul<text:span text:style-name="Default_20_Paragraph_20_Font"><text:span text:style-name="T2">o</text:span></text:span> ante definivimus.</text:p>
      <text:h text:style-name="Heading_20_2" text:outline-level="2">Cap. XX. </text:h>
      <text:p text:style-name="P10">De h<text:span text:style-name="Default_20_Paragraph_20_Font"><text:span text:style-name="T2">o</text:span></text:span>c rane p<text:span text:style-name="Default_20_Paragraph_20_Font"><text:span text:style-name="T2">o</text:span></text:span>testate et supra dictum est,<text:line-break/>veruntamen satius suerit et hic qu<text:span text:style-name="Default_20_Paragraph_20_Font"><text:span text:style-name="T2">o</text:span></text:span>que <text:span text:style-name="Default_20_Paragraph_20_Font"><text:span text:style-name="T2">o</text:span></text:span>mnia pe<text:span text:style-name="Default_20_Paragraph_20_Font"><text:span text:style-name="T2">r</text:span></text:span>currere,.<text:line-break/><text:span text:style-name="Default_20_Paragraph_20_Font"><text:span text:style-name="T2">o</text:span></text:span>mnibus quae ante dicta sunt in unum c<text:span text:style-name="Default_20_Paragraph_20_Font"><text:span text:style-name="T2">o</text:span></text:span>llectis, et fi qua<text:line-break/>n<text:span text:style-name="Default_20_Paragraph_20_Font"><text:span text:style-name="T2">o</text:span></text:span>n distincta .sunt, una discretis. Igitur universim h<text:span text:style-name="Default_20_Paragraph_20_Font"><text:span text:style-name="T2">o</text:span></text:span>c scien-<text:line-break/>dum, in sanguinis missi<text:span text:style-name="Default_20_Paragraph_20_Font"><text:span text:style-name="T2">o</text:span></text:span>ne dierum numero primum haud<text:line-break/>esse attendendum, sicut quidam scripsere: ac nonnulli ad-<text:line-break/>m<text:span text:style-name="Default_20_Paragraph_20_Font"><text:span text:style-name="T2">o</text:span></text:span>dum ridicule p<text:span text:style-name="Default_20_Paragraph_20_Font"><text:span text:style-name="T2">o</text:span></text:span>st tertiae diei par<text:span text:style-name="Default_20_Paragraph_20_Font"><text:span text:style-name="T2">o</text:span></text:span>xysmum, quand<text:span text:style-name="Default_20_Paragraph_20_Font"><text:span text:style-name="T2">o</text:span></text:span> vi-<text:line-break/>delicet, ut ajunt, dign<text:span text:style-name="Default_20_Paragraph_20_Font"><text:span text:style-name="T2">atio</text:span></text:span> quaedam habetur, qualis sit in .</text:p>
      <text:p text:style-name="P2">forma et m<text:span text:style-name="Default_20_Paragraph_20_Font"><text:span text:style-name="T2">o</text:span></text:span>ribus. atque adeo t<text:span text:style-name="Default_20_Paragraph_20_Font"><text:span text:style-name="T2">o</text:span></text:span>ta natura sua m<text:span text:style-name="Default_20_Paragraph_20_Font"><text:span text:style-name="T2">o</text:span></text:span>rbus. Alii<text:line-break/>extremum terminum mittendi sanguinis definiunt diem quar-<text:line-break/>tunr : intra quem missionem sanguinis concedunt in par<text:span text:style-name="Default_20_Paragraph_20_Font"><text:span text:style-name="T2">o</text:span></text:span>xy-<text:line-break/>smorum intervallis adhibendam, elect<text:span text:style-name="Default_20_Paragraph_20_Font"><text:span text:style-name="T2">o</text:span></text:span> quo libeat die. Alii<text:line-break/>detrahere festinant, quibus sanguinis detractionem ex ulli<text:line-break/>esse statuerint, transfluente etiamnum eo, ac ubi nec dum<text:line-break/>firmiter iu parte aliqua superfluitatem .recipiente inhaeserit,<text:line-break/>unum mod<text:span text:style-name="Default_20_Paragraph_20_Font"><text:span text:style-name="T2">o</text:span></text:span> considerantes, num corruptio aliqua cilii in-<text:line-break/>ventre conc<text:span text:style-name="Default_20_Paragraph_20_Font"><text:span text:style-name="T2">o</text:span></text:span>quendi fit facta, ut. tarda c<text:span text:style-name="Default_20_Paragraph_20_Font"><text:span text:style-name="T2">o</text:span></text:span>ncoctio aut etiam<text:line-break/>cibi in eo contineantur. Ergo quod maturandum sit in qui-<text:line-break/>bus vacuatis ex usu est, nisi prius concoqui aut cib<text:span text:style-name="Default_20_Paragraph_20_Font"><text:span text:style-name="T2">o</text:span></text:span>s aut<text:line-break/>in primis venis c<text:span text:style-name="Default_20_Paragraph_20_Font"><text:span text:style-name="T2">o</text:span></text:span>ntent<text:span text:style-name="Default_20_Paragraph_20_Font"><text:span text:style-name="T2">o</text:span></text:span>s semicoctos succos oporteat, re-<text:line-break/>ctiffime praecipiunt habendaque fides. Verum quoniam quin-<text:line-break/>tum saepe diem aut <text:span text:style-name="Default_20_Paragraph_20_Font"><text:span text:style-name="T2">t</text:span></text:span>extum ab initio expectant, priusquam<text:line-break/>nos ad curandum accersant, expediet nihilo secius quoque<text:line-break/>sanguinem detrahere ; etiamsi hujus auxilii primum tempus<text:line-break/>sit <text:span text:style-name="Default_20_Paragraph_20_Font"><text:span text:style-name="T2">o</text:span></text:span>missum. Quocunque enim die mittendi sanguinis scopes</text:p>
      <text:p text:style-name="P2">in laborante inveneris, in eo auxilium illud adhibeto, etiamsi<text:line-break/>Ver vigesimus is ab initio extiterint At quinam fuerint hi<text:line-break/>scopi? <text:span text:style-name="Default_20_Paragraph_20_Font"><text:span text:style-name="T2">M</text:span></text:span>orbus ingens .roburque virium, excepta aetate pue-<text:line-break/>risi et aere nos ambiente -valde calido. Porro. autem quo-<text:line-break/>iliam prius exolvitm temporis tractu in plerisque morbis<text:line-break/>virtus<text:span text:style-name="Default_20_Paragraph_20_Font"><text:span text:style-name="T2">r</text:span></text:span>idcirco et mittendi sanguinis occasio dierum numero<text:line-break/>deperditur, non tanquam primario id dies efficiant, sed re<text:line-break/>aliqua intercedente, nempe viriam dissolutione. Itaque si<text:line-break/>quando vel fecundo a principio die vires exolvi rideantur, a<text:line-break/>vena secanda abstinebimus,</text:p>
      <text:h text:style-name="Heading_20_2" text:outline-level="2">Cap. XXI. </text:h>
      <text:p text:style-name="P10">Sed enim quod in ipso rorfum die, in<text:line-break/>quo sanguinem mittimus, obscu<text:span text:style-name="Default_20_Paragraph_20_Font"><text:span text:style-name="T2">r</text:span></text:span>anda sit febris declinatio,<text:line-break/>.clarere satis arbitror, quamquam quibusdam id non satis. fit<text:line-break/>.notum , qui mane tantum tondendam esse venam aut ad<text:line-break/>summum in horam- usque quintam aut sextam existimant, c<text:line-break/>Verum si quis memoria tenet quae toto supra libro sunt<text:line-break/>dicta , nihil tale committet, sanguinem mittens quavis diei</text:p>
      <text:p text:style-name="P2">noctisque hora, modo respiciat in febrieutibus quidem parti-<text:line-break/>onlarium paroxyfmo<text:span text:style-name="Default_20_Paragraph_20_Font"><text:span text:style-name="T2">r</text:span></text:span>um declinationem r in quibus autem<text:line-break/>.aut ob oculo<text:span text:style-name="Default_20_Paragraph_20_Font"><text:span text:style-name="T2">r</text:span></text:span>um lippitudinem, aut aliud simile, citra. febrem<text:line-break/>hoc opus est auxilio, non declinationem omnino, quum<text:line-break/>.omnino febris non adsit, sed. magnitudinem aut doloris, arsi<text:line-break/>phlegmones, aut. totius affectus, in quo lecta opus est vena,<text:line-break/>inspicere convenit. Quum autem nihil ejusmodi aut u<text:span text:style-name="Default_20_Paragraph_20_Font"><text:span text:style-name="T2">r</text:span></text:span>geat,<text:line-break/>aut prohibeat, praestat mane venam incidere, haud protinus<text:line-break/>ex somno excitis, verum circiter horam unam jam antea.vi-<text:line-break/>gilantibns, Dictum est. autem, quod et lavacro uti quibus-<text:line-break/>dam expedit: quod si verum est,. et praeetmle quoque ambu:-<text:line-break/>datione nonnullis. Caeterum. in quibus vere ineunte venam<text:line-break/>incidere aggredimur, aut p<text:span text:style-name="Default_20_Paragraph_20_Font"><text:span text:style-name="T2">r</text:span></text:span>opter febris metum aut alterius<text:line-break/>cuiuspiam affectus, scio me sanguinem misisse quibusdam<text:line-break/>etiam, posteaquam rerum sclitaium quippiam. obiissent, sive -<text:line-break/>in ludo literario,five in officinis, sive in foro, sive lu aedibus.<text:line-break/>-Iteratae tamen detractionis tempus in quibus fimp.liciter qui-<text:line-break/>dem vacuare .conamur, .eodem die esto: at lu .quibus revei-</text:p>
      <text:p text:style-name="P2">tere, si vel du<text:span text:style-name="Default_20_Paragraph_20_Font"><text:span text:style-name="T2">o</text:span></text:span>bus deinceps diebus fiat, melius fuerit: Porro<text:line-break/>nitente femper animo in omnibus id genus in laborantis vi-<text:line-break/>pes esto, manu jugiter arteriis illius admota : sunt enim. qui-<text:line-break/>dam tam ad patiendum apti ut confertam inanitionem non<text:line-break/>serant, quo. casu refecto primo die aegroto iterare fecunde<text:line-break/>detractionem expedit.</text:p>
      <text:h text:style-name="Heading_20_2" text:outline-level="2">Cap. XXH. </text:h>
      <text:p text:style-name="P10">Quod autem arterias antiqui venas ap-<text:line-break/>pellabant et a nobis alibi demonstratum est et ante nos aliis<text:line-break/>confessum extitit. Ob id ipsum ergo ac praeterea ob discipli-<text:line-break/>narum affinitatem- compendii gratia satius mihi visum est<text:line-break/>haud alium conscribere librum de arteria secanda, scd ora-<text:line-break/>tioni de secanda vena annectere, atque id ipsum in hac parte,<text:line-break/>jn qua consideramus, quas venas ob quas partes affectas sc-<text:line-break/>care oporteat. Sicut enim alias venas ob alias affectas partes<text:line-break/>ostendimus secandas, sic quoque et quae in temporibus sunt<text:line-break/>arterias et quae post aures incidere medicis mos est, in tem-<text:line-break/>^o.ribus quidem, insestantibus oculos fluxionibus tum calidis</text:p>
      <text:p text:style-name="P2">tum spiritu<text:span text:style-name="Default_20_Paragraph_20_Font"><text:span text:style-name="T2">o</text:span></text:span>sis <text:span text:style-name="Default_20_Paragraph_20_Font"><text:span text:style-name="T9">; </text:span></text:span>post aures vero in vertigine sis maxime et<text:line-break/>iis, qui diutu<text:span text:style-name="Default_20_Paragraph_20_Font"><text:span text:style-name="T2">r</text:span></text:span>nis doloribus capitis calidis ac spirituosis affi-<text:line-break/>guntur. Jam vero et ob alios qu<text:span text:style-name="Default_20_Paragraph_20_Font"><text:span text:style-name="T2">o</text:span></text:span>que affectus in capite con-<text:line-break/>sistentes diutinos sunt qui arteriarum post cures utuntur sie-<text:line-break/>ctione. Non tamen in ulla alia particula patiente eam adhi-<text:line-break/>huerunt, tametsi multae sint, quibus hoc potius auxilio<text:line-break/>quam. venae secti<text:span text:style-name="Default_20_Paragraph_20_Font"><text:span text:style-name="T2">o</text:span></text:span>ne sit opus: ubi enim calidus spirituosus-<text:line-break/>que infestus est fanguis in a<text:span text:style-name="Default_20_Paragraph_20_Font"><text:span text:style-name="T2">r</text:span></text:span>teriis ace<text:span text:style-name="Default_20_Paragraph_20_Font"><text:span text:style-name="T2">r</text:span></text:span>vatus, illic communi-<text:line-break/>bus parti affectae <text:span text:style-name="Default_20_Paragraph_20_Font"><text:span text:style-name="T2">t</text:span></text:span>ectis arteriis est opus; verum propter dif-<text:line-break/>sicilem eruptionis fanguinis compressionem arterias medici<text:line-break/>incidere metuunt: quippe quum, si quis. in fecunda forte ve-<text:line-break/>na arteriam vulneravit, aegre statim fanguinis erupti<text:span text:style-name="Default_20_Paragraph_20_Font"><text:span text:style-name="T2">o</text:span></text:span>nem<text:line-break/>compescat: ac ubi res optime cadat ad cicatricem pe<text:span text:style-name="Default_20_Paragraph_20_Font"><text:span text:style-name="T2">r</text:span></text:span>ducta<text:line-break/>divisione, tamen aneuryfma fiat.</text:p>
      <text:h text:style-name="Heading_20_2" text:outline-level="2">Cap. XXIII. . </text:h>
      <text:p text:style-name="P12">Quin et interiisse qu<text:span text:style-name="Default_20_Paragraph_20_Font"><text:span text:style-name="T2">o</text:span></text:span>sdam novi al ar—<text:line-break/>teria interiori in cubito venae snbjeota , nonnullos quidem<text:line-break/>protinus ob vinculum circumpositum, volentibus mediris si-</text:p>
      <text:p text:style-name="P2">flere sanguinis eruptionem, in gangraenam incidentes : alios<text:line-break/>postea in aneuryfrnate manu curando defunctos ; necesse enim<text:line-break/>hic est laqueo vasculum constringere. Itaque maiusculas<text:line-break/>proinde arterias medici <text:span text:style-name="Default_20_Paragraph_20_Font"><text:span text:style-name="T2">r</text:span></text:span>efugiunt, .parvas autem tanquam<text:line-break/>haud ita multum profuturas : quamquam et ipsae quoque<text:line-break/>nonnunquam haud parvum attulisse commodum visae sinit,<text:line-break/>.quum hoc quod et citra aneurysma cicatrice claudantur i<text:line-break/>.Quin et si major fit arteria, et ipsis quoque citra aneuryIma<text:line-break/>cicatrice includi potest, tota nimirum dissecta : idque ipsum<text:line-break/>saepenumero imminens ex sanguinis profluvio discrimen su-<text:line-break/>stulit: clare enim apparet, quum tota transversim per se to-<text:line-break/>tam discinditur, revulsis utrinque partibus ambabus, unam<text:line-break/>sursum, alteram deorsum concede<text:span text:style-name="Default_20_Paragraph_20_Font"><text:span text:style-name="T2">r</text:span></text:span>e. Atque id quidem et<text:line-break/>venis, verum moderate, usu venit, sed arteriis semper plus<text:line-break/>quam venis. Sane vero quae mihi occasio extiterit locandae<text:line-break/>arteriae, nunc jam tibi edisseram. Monitus per quaedam in-<text:line-break/>somnia, quorum duo perspicuo mihi visa sunt, accessi ad</text:p>
      <text:p text:style-name="P2">dextrae manu. arteriam inter indicem et pollicem sitam, fi-<text:line-break/>vique fluere, donec sponte fanguis resisteret, nam ita fo-<text:line-break/>mnium praeceperat : effluxit autem non tota libra. Subito ita-<text:line-break/>que diuturnus extinctus dolor est in illa maxime parte fixus,<text:line-break/>qua jecur fepto transversio committitur. Mihi quidem hoc<text:line-break/>aetate juvenili evenit. At minister dei Pergami diutino la-<text:line-break/>teris cruciatu labo<text:span text:style-name="Default_20_Paragraph_20_Font"><text:span text:style-name="T2">r</text:span></text:span>ans liberatus est arte<text:span text:style-name="Default_20_Paragraph_20_Font"><text:span text:style-name="T2">r</text:span></text:span>ia in Intuma manu<text:line-break/>iucifa, aggressus et ipfe illud insomnii m<text:span text:style-name="Default_20_Paragraph_20_Font"><text:span text:style-name="T2">o</text:span></text:span>nitu. Por<text:span text:style-name="Default_20_Paragraph_20_Font"><text:span text:style-name="T2">r</text:span></text:span>o alteri<text:line-break/>cui ex vulne<text:span text:style-name="Default_20_Paragraph_20_Font"><text:span text:style-name="T2">r</text:span></text:span>e in malleolo inflicto dissecta arteria fuerat,<text:line-break/>sanguinis quidem curius haud quievit, donec ego vocatus<text:line-break/>totam dissecui : ac medicamento ex aloe et manna et ovorum<text:line-break/>albumine, pilis leporum molliusculis imposito u<text:span text:style-name="Default_20_Paragraph_20_Font"><text:span text:style-name="T2">t</text:span></text:span>us fui : ci-<text:line-break/>tuaque aueuryfma curatum est vuluus, obducta videlicet ar-<text:line-break/>teriae osculo ca<text:span text:style-name="Default_20_Paragraph_20_Font"><text:span text:style-name="T2">r</text:span></text:span>ne. Vir autem ille quartum jam annum haud<text:line-break/>exiguis temporum inte<text:span text:style-name="Default_20_Paragraph_20_Font"><text:span text:style-name="T2">r</text:span></text:span>vallis coxae dolore vexatus exinde<text:line-break/>prorsum fimus extitit, Haec itaque mihi persuaserunt, ut<text:line-break/>fubinde in summis artubus, immo et in capite arterias fe-</text:p>
      <text:p text:style-name="P2">carem in omnibus doloribus, qui a calida spiritu<text:span text:style-name="Default_20_Paragraph_20_Font"><text:span text:style-name="T2">o</text:span></text:span>saque fiub-<text:line-break/>stantia nasici ridebantur; et maxime in membranis, quarum<text:line-break/>dolor punctioni siculis est, ac sensim expanditur pungente<text:line-break/>quidem fenfu una in parte, tanquam in affecti loci centro<text:line-break/>infixo , tensionis vero <text:span text:style-name="Default_20_Paragraph_20_Font"><text:span text:style-name="T2">t</text:span></text:span>ensum percipiente omni circumcirca<text:line-break/>ad centrum particu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09:58:00Z</meta:creation-date>
    <dc:date>2023-01-13T11:26:46.583000000</dc:date>
    <meta:editing-cycles>5</meta:editing-cycles>
    <meta:editing-duration>PT4M41S</meta:editing-duration>
    <meta:document-statistic meta:table-count="0" meta:image-count="0" meta:object-count="0" meta:page-count="67" meta:paragraph-count="112" meta:word-count="9782" meta:character-count="66958" meta:non-whitespace-character-count="57266"/>
    <meta:template xlink:type="simple" xlink:actuate="onRequest" xlink:title="" xlink:href="Normal.dotm"/>
  </office:meta>
</office:document-meta>
</file>